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-features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 office:value-type="date" office:date-value="2018-04-06" calcext:value-type="date">
            <text:p>06/04/18</text:p>
          </table:table-cell>
          <table:table-cell table:style-name="ce2"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5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60521" calcext:value-type="float">
            <text:p>0.560521</text:p>
          </table:table-cell>
          <table:table-cell office:value-type="float" office:value="14.910424" calcext:value-type="float">
            <text:p>14.910424</text:p>
          </table:table-cell>
          <table:table-cell table:formula="of:=&quot;'&quot; &amp; [.C3] &amp; &quot;',&quot;" office:value-type="string" office:string-value="'nbias3,ema5'," calcext:value-type="string">
            <text:p>'nbias3,ema5',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ema10_slope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29411" calcext:value-type="float">
            <text:p>0.629411</text:p>
          </table:table-cell>
          <table:table-cell office:value-type="float" office:value="14.538562" calcext:value-type="float">
            <text:p>14.538562</text:p>
          </table:table-cell>
          <table:table-cell table:formula="of:=&quot;'&quot; &amp; [.C4] &amp; &quot;',&quot;" office:value-type="string" office:string-value="'ema5,ema10_slope'," calcext:value-type="string">
            <text:p>'ema5,ema10_slope',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_slope,ema3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569466" calcext:value-type="float">
            <text:p>0.569466</text:p>
          </table:table-cell>
          <table:table-cell office:value-type="float" office:value="14.451757" calcext:value-type="float">
            <text:p>14.451757</text:p>
          </table:table-cell>
          <table:table-cell table:formula="of:=&quot;'&quot; &amp; [.C5] &amp; &quot;',&quot;" office:value-type="string" office:string-value="'ema5_slope,ema3'," calcext:value-type="string">
            <text:p>'ema5_slope,ema3',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0,ppo</text:p>
          </table:table-cell>
          <table:table-cell office:value-type="float" office:value="0.6" calcext:value-type="float">
            <text:p>0.6</text:p>
          </table:table-cell>
          <table:table-cell office:value-type="float" office:value="0.597181" calcext:value-type="float">
            <text:p>0.597181</text:p>
          </table:table-cell>
          <table:table-cell office:value-type="float" office:value="14.276727" calcext:value-type="float">
            <text:p>14.276727</text:p>
          </table:table-cell>
          <table:table-cell table:formula="of:=&quot;'&quot; &amp; [.C6] &amp; &quot;',&quot;" office:value-type="string" office:string-value="'ema30,ppo'," calcext:value-type="string">
            <text:p>'ema30,ppo',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,bias_ma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886716" calcext:value-type="float">
            <text:p>0.886716</text:p>
          </table:table-cell>
          <table:table-cell office:value-type="float" office:value="14.234308" calcext:value-type="float">
            <text:p>14.234308</text:p>
          </table:table-cell>
          <table:table-cell table:formula="of:=&quot;'&quot; &amp; [.C7] &amp; &quot;',&quot;" office:value-type="string" office:string-value="'k,bias_ma'," calcext:value-type="string">
            <text:p>'k,bias_ma',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dif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909003" calcext:value-type="float">
            <text:p>0.909003</text:p>
          </table:table-cell>
          <table:table-cell office:value-type="float" office:value="14.214223" calcext:value-type="float">
            <text:p>14.214223</text:p>
          </table:table-cell>
          <table:table-cell table:formula="of:=&quot;'&quot; &amp; [.C8] &amp; &quot;',&quot;" office:value-type="string" office:string-value="'ema5,dif'," calcext:value-type="string">
            <text:p>'ema5,dif',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3_6,ema30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643398" calcext:value-type="float">
            <text:p>0.643398</text:p>
          </table:table-cell>
          <table:table-cell office:value-type="float" office:value="14.194744" calcext:value-type="float">
            <text:p>14.194744</text:p>
          </table:table-cell>
          <table:table-cell table:formula="of:=&quot;'&quot; &amp; [.C9] &amp; &quot;',&quot;" office:value-type="string" office:string-value="'bias_3_6,ema30'," calcext:value-type="string">
            <text:p>'bias_3_6,ema30',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d1,ema30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409665" calcext:value-type="float">
            <text:p>0.409665</text:p>
          </table:table-cell>
          <table:table-cell office:value-type="float" office:value="14.192887" calcext:value-type="float">
            <text:p>14.192887</text:p>
          </table:table-cell>
          <table:table-cell table:formula="of:=&quot;'&quot; &amp; [.C10] &amp; &quot;',&quot;" office:value-type="string" office:string-value="'macd1,ema30'," calcext:value-type="string">
            <text:p>'macd1,ema30',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o,ema20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559876" calcext:value-type="float">
            <text:p>0.559876</text:p>
          </table:table-cell>
          <table:table-cell office:value-type="float" office:value="14.188077" calcext:value-type="float">
            <text:p>14.188077</text:p>
          </table:table-cell>
          <table:table-cell table:formula="of:=&quot;'&quot; &amp; [.C11] &amp; &quot;',&quot;" office:value-type="string" office:string-value="'ppo,ema20'," calcext:value-type="string">
            <text:p>'ppo,ema20',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,dif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45688" calcext:value-type="float">
            <text:p>0.545688</text:p>
          </table:table-cell>
          <table:table-cell office:value-type="float" office:value="14.173701" calcext:value-type="float">
            <text:p>14.173701</text:p>
          </table:table-cell>
          <table:table-cell table:formula="of:=&quot;'&quot; &amp; [.C12] &amp; &quot;',&quot;" office:value-type="string" office:string-value="'ema10,dif'," calcext:value-type="string">
            <text:p>'ema10,dif',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dsignal1,dif</text:p>
          </table:table-cell>
          <table:table-cell office:value-type="float" office:value="0.6" calcext:value-type="float">
            <text:p>0.6</text:p>
          </table:table-cell>
          <table:table-cell office:value-type="float" office:value="0.633778" calcext:value-type="float">
            <text:p>0.633778</text:p>
          </table:table-cell>
          <table:table-cell office:value-type="float" office:value="14.171899" calcext:value-type="float">
            <text:p>14.171899</text:p>
          </table:table-cell>
          <table:table-cell table:formula="of:=&quot;'&quot; &amp; [.C13] &amp; &quot;',&quot;" office:value-type="string" office:string-value="'macdsignal1,dif'," calcext:value-type="string">
            <text:p>'macdsignal1,dif',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o,ema30</text:p>
          </table:table-cell>
          <table:table-cell office:value-type="float" office:value="0.6" calcext:value-type="float">
            <text:p>0.6</text:p>
          </table:table-cell>
          <table:table-cell office:value-type="float" office:value="0.57778" calcext:value-type="float">
            <text:p>0.57778</text:p>
          </table:table-cell>
          <table:table-cell office:value-type="float" office:value="14.168015" calcext:value-type="float">
            <text:p>14.168015</text:p>
          </table:table-cell>
          <table:table-cell table:formula="of:=&quot;'&quot; &amp; [.C14] &amp; &quot;',&quot;" office:value-type="string" office:string-value="'ppo,ema30'," calcext:value-type="string">
            <text:p>'ppo,ema30',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nbias3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465744" calcext:value-type="float">
            <text:p>0.465744</text:p>
          </table:table-cell>
          <table:table-cell office:value-type="float" office:value="14.141637" calcext:value-type="float">
            <text:p>14.141637</text:p>
          </table:table-cell>
          <table:table-cell table:formula="of:=&quot;'&quot; &amp; [.C15] &amp; &quot;',&quot;" office:value-type="string" office:string-value="'ema5,nbias3'," calcext:value-type="string">
            <text:p>'ema5,nbias3'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o,ema3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661648" calcext:value-type="float">
            <text:p>0.661648</text:p>
          </table:table-cell>
          <table:table-cell office:value-type="float" office:value="14.139832" calcext:value-type="float">
            <text:p>14.139832</text:p>
          </table:table-cell>
          <table:table-cell table:formula="of:=&quot;'&quot; &amp; [.C16] &amp; &quot;',&quot;" office:value-type="string" office:string-value="'cmo,ema3'," calcext:value-type="string">
            <text:p>'cmo,ema3',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,macd1</text:p>
          </table:table-cell>
          <table:table-cell office:value-type="float" office:value="0.6" calcext:value-type="float">
            <text:p>0.6</text:p>
          </table:table-cell>
          <table:table-cell office:value-type="float" office:value="0.672964" calcext:value-type="float">
            <text:p>0.672964</text:p>
          </table:table-cell>
          <table:table-cell office:value-type="float" office:value="14.131247" calcext:value-type="float">
            <text:p>14.131247</text:p>
          </table:table-cell>
          <table:table-cell table:formula="of:=&quot;'&quot; &amp; [.C17] &amp; &quot;',&quot;" office:value-type="string" office:string-value="'ema3,macd1'," calcext:value-type="string">
            <text:p>'ema3,macd1',</text:p>
          </table:table-cell>
          <table:table-cell/>
        </table:table-row>
        <table:table-row table:style-name="ro1">
          <table:table-cell table:style-name="ce3"/>
          <table:table-cell table:style-name="ce2" table:number-columns-repeated="5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5/28</text:p>
          </table:table-cell>
          <table:table-cell table:style-name="ce2" table:number-columns-repeated="5"/>
          <table:table-cell table:style-name="Default"/>
          <table:table-cell/>
        </table:table-row>
        <table:table-row table:style-name="ro1">
          <table:table-cell table:style-name="ce3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dif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304756" calcext:value-type="float">
            <text:p>0.304756</text:p>
          </table:table-cell>
          <table:table-cell office:value-type="float" office:value="15.214301" calcext:value-type="float">
            <text:p>15.214301</text:p>
          </table:table-cell>
          <table:table-cell table:formula="of:=&quot;'&quot; &amp; [.C21] &amp; &quot;',&quot;" office:value-type="string" office:string-value="'ema5,dif'," calcext:value-type="string">
            <text:p>'ema5,dif',</text:p>
          </table:table-cell>
          <table:table-cell table:style-name="ce6" table:formula="of:=&quot;'&quot; &amp; [.C21] &amp; &quot;':'&quot; &amp; [.B21] &amp;&quot;',&quot;" office:value-type="string" office:string-value="'ema5,dif':'1'," calcext:value-type="string">
            <text:p>'ema5,dif':'1',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r,ema5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312464" calcext:value-type="float">
            <text:p>0.312464</text:p>
          </table:table-cell>
          <table:table-cell office:value-type="float" office:value="14.843722" calcext:value-type="float">
            <text:p>14.843722</text:p>
          </table:table-cell>
          <table:table-cell table:formula="of:=&quot;'&quot; &amp; [.C22] &amp; &quot;',&quot;" office:value-type="string" office:string-value="'rocr,ema5'," calcext:value-type="string">
            <text:p>'rocr,ema5',</text:p>
          </table:table-cell>
          <table:table-cell table:style-name="ce6" table:formula="of:=&quot;'&quot; &amp; [.C22] &amp; &quot;':'&quot; &amp; [.B22] &amp;&quot;',&quot;" office:value-type="string" office:string-value="'rocr,ema5':'2'," calcext:value-type="string">
            <text:p>'rocr,ema5':'2',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20,d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380635" calcext:value-type="float">
            <text:p>0.380635</text:p>
          </table:table-cell>
          <table:table-cell office:value-type="float" office:value="14.772799" calcext:value-type="float">
            <text:p>14.772799</text:p>
          </table:table-cell>
          <table:table-cell table:formula="of:=&quot;'&quot; &amp; [.C23] &amp; &quot;',&quot;" office:value-type="string" office:string-value="'ema20,d'," calcext:value-type="string">
            <text:p>'ema20,d',</text:p>
          </table:table-cell>
          <table:table-cell table:style-name="ce6" table:formula="of:=&quot;'&quot; &amp; [.C23] &amp; &quot;':'&quot; &amp; [.B23] &amp;&quot;',&quot;" office:value-type="string" office:string-value="'ema20,d':'1'," calcext:value-type="string">
            <text:p>'ema20,d':'1',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k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443365" calcext:value-type="float">
            <text:p>0.443365</text:p>
          </table:table-cell>
          <table:table-cell office:value-type="float" office:value="14.675701" calcext:value-type="float">
            <text:p>14.675701</text:p>
          </table:table-cell>
          <table:table-cell table:formula="of:=&quot;'&quot; &amp; [.C24] &amp; &quot;',&quot;" office:value-type="string" office:string-value="'ema5,k'," calcext:value-type="string">
            <text:p>'ema5,k',</text:p>
          </table:table-cell>
          <table:table-cell table:style-name="ce6" table:formula="of:=&quot;'&quot; &amp; [.C24] &amp; &quot;':'&quot; &amp; [.B24] &amp;&quot;',&quot;" office:value-type="string" office:string-value="'ema5,k':'2'," calcext:value-type="string">
            <text:p>'ema5,k':'2',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_slope,k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257648" calcext:value-type="float">
            <text:p>0.257648</text:p>
          </table:table-cell>
          <table:table-cell office:value-type="float" office:value="14.612784" calcext:value-type="float">
            <text:p>14.612784</text:p>
          </table:table-cell>
          <table:table-cell table:formula="of:=&quot;'&quot; &amp; [.C25] &amp; &quot;',&quot;" office:value-type="string" office:string-value="'ema5_slope,k'," calcext:value-type="string">
            <text:p>'ema5_slope,k',</text:p>
          </table:table-cell>
          <table:table-cell table:style-name="ce6" table:formula="of:=&quot;'&quot; &amp; [.C25] &amp; &quot;':'&quot; &amp; [.B25] &amp;&quot;',&quot;" office:value-type="string" office:string-value="'ema5_slope,k':'1'," calcext:value-type="string">
            <text:p>'ema5_slope,k':'1',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_slope,ema1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37341" calcext:value-type="float">
            <text:p>0.337341</text:p>
          </table:table-cell>
          <table:table-cell office:value-type="float" office:value="14.574084" calcext:value-type="float">
            <text:p>14.574084</text:p>
          </table:table-cell>
          <table:table-cell table:formula="of:=&quot;'&quot; &amp; [.C26] &amp; &quot;',&quot;" office:value-type="string" office:string-value="'ema5_slope,ema10'," calcext:value-type="string">
            <text:p>'ema5_slope,ema10',</text:p>
          </table:table-cell>
          <table:table-cell table:style-name="ce6" table:formula="of:=&quot;'&quot; &amp; [.C26] &amp; &quot;':'&quot; &amp; [.B26] &amp;&quot;',&quot;" office:value-type="string" office:string-value="'ema5_slope,ema10':'1'," calcext:value-type="string">
            <text:p>'ema5_slope,ema10':'1',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nbias6</text:p>
          </table:table-cell>
          <table:table-cell office:value-type="float" office:value="0.6" calcext:value-type="float">
            <text:p>0.6</text:p>
          </table:table-cell>
          <table:table-cell office:value-type="float" office:value="0.63862" calcext:value-type="float">
            <text:p>0.63862</text:p>
          </table:table-cell>
          <table:table-cell office:value-type="float" office:value="14.567468" calcext:value-type="float">
            <text:p>14.567468</text:p>
          </table:table-cell>
          <table:table-cell table:formula="of:=&quot;'&quot; &amp; [.C27] &amp; &quot;',&quot;" office:value-type="string" office:string-value="'ema20,nbias6'," calcext:value-type="string">
            <text:p>'ema20,nbias6',</text:p>
          </table:table-cell>
          <table:table-cell table:style-name="ce6" table:formula="of:=&quot;'&quot; &amp; [.C27] &amp; &quot;':'&quot; &amp; [.B27] &amp;&quot;',&quot;" office:value-type="string" office:string-value="'ema20,nbias6':'2'," calcext:value-type="string">
            <text:p>'ema20,nbias6':'2',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0,d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19026" calcext:value-type="float">
            <text:p>0.419026</text:p>
          </table:table-cell>
          <table:table-cell office:value-type="float" office:value="14.538008" calcext:value-type="float">
            <text:p>14.538008</text:p>
          </table:table-cell>
          <table:table-cell table:formula="of:=&quot;'&quot; &amp; [.C28] &amp; &quot;',&quot;" office:value-type="string" office:string-value="'ema30,d'," calcext:value-type="string">
            <text:p>'ema30,d',</text:p>
          </table:table-cell>
          <table:table-cell table:style-name="ce6" table:formula="of:=&quot;'&quot; &amp; [.C28] &amp; &quot;':'&quot; &amp; [.B28] &amp;&quot;',&quot;" office:value-type="string" office:string-value="'ema30,d':'1'," calcext:value-type="string">
            <text:p>'ema30,d':'1'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,ema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86638" calcext:value-type="float">
            <text:p>0.286638</text:p>
          </table:table-cell>
          <table:table-cell office:value-type="float" office:value="14.530728" calcext:value-type="float">
            <text:p>14.530728</text:p>
          </table:table-cell>
          <table:table-cell table:formula="of:=&quot;'&quot; &amp; [.C29] &amp; &quot;',&quot;" office:value-type="string" office:string-value="'dif,ema3'," calcext:value-type="string">
            <text:p>'dif,ema3',</text:p>
          </table:table-cell>
          <table:table-cell table:style-name="ce6" table:formula="of:=&quot;'&quot; &amp; [.C29] &amp; &quot;':'&quot; &amp; [.B29] &amp;&quot;',&quot;" office:value-type="string" office:string-value="'dif,ema3':'1'," calcext:value-type="string">
            <text:p>'dif,ema3':'1',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rocr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16883" calcext:value-type="float">
            <text:p>0.516883</text:p>
          </table:table-cell>
          <table:table-cell office:value-type="float" office:value="14.522197" calcext:value-type="float">
            <text:p>14.522197</text:p>
          </table:table-cell>
          <table:table-cell table:formula="of:=&quot;'&quot; &amp; [.C30] &amp; &quot;',&quot;" office:value-type="string" office:string-value="'ema20,rocr'," calcext:value-type="string">
            <text:p>'ema20,rocr',</text:p>
          </table:table-cell>
          <table:table-cell table:style-name="ce6" table:formula="of:=&quot;'&quot; &amp; [.C30] &amp; &quot;':'&quot; &amp; [.B30] &amp;&quot;',&quot;" office:value-type="string" office:string-value="'ema20,rocr':'2'," calcext:value-type="string">
            <text:p>'ema20,rocr':'2',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2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29505" calcext:value-type="float">
            <text:p>0.629505</text:p>
          </table:table-cell>
          <table:table-cell office:value-type="float" office:value="14.499293" calcext:value-type="float">
            <text:p>14.499293</text:p>
          </table:table-cell>
          <table:table-cell table:formula="of:=&quot;'&quot; &amp; [.C31] &amp; &quot;',&quot;" office:value-type="string" office:string-value="'nbias3,ema20'," calcext:value-type="string">
            <text:p>'nbias3,ema20',</text:p>
          </table:table-cell>
          <table:table-cell table:style-name="ce6" table:formula="of:=&quot;'&quot; &amp; [.C31] &amp; &quot;':'&quot; &amp; [.B31] &amp;&quot;',&quot;" office:value-type="string" office:string-value="'nbias3,ema20':'2'," calcext:value-type="string">
            <text:p>'nbias3,ema20':'2',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ias6,ema3_slope</text:p>
          </table:table-cell>
          <table:table-cell office:value-type="float" office:value="0.6" calcext:value-type="float">
            <text:p>0.6</text:p>
          </table:table-cell>
          <table:table-cell office:value-type="float" office:value="0.311243" calcext:value-type="float">
            <text:p>0.311243</text:p>
          </table:table-cell>
          <table:table-cell office:value-type="float" office:value="14.479313" calcext:value-type="float">
            <text:p>14.479313</text:p>
          </table:table-cell>
          <table:table-cell table:formula="of:=&quot;'&quot; &amp; [.C32] &amp; &quot;',&quot;" office:value-type="string" office:string-value="'nbias6,ema3_slope'," calcext:value-type="string">
            <text:p>'nbias6,ema3_slope',</text:p>
          </table:table-cell>
          <table:table-cell table:style-name="ce6" table:formula="of:=&quot;'&quot; &amp; [.C32] &amp; &quot;':'&quot; &amp; [.B32] &amp;&quot;',&quot;" office:value-type="string" office:string-value="'nbias6,ema3_slope':'1'," calcext:value-type="string">
            <text:p>'nbias6,ema3_slope':'1'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o,bias_3_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97012" calcext:value-type="float">
            <text:p>0.397012</text:p>
          </table:table-cell>
          <table:table-cell office:value-type="float" office:value="14.470401" calcext:value-type="float">
            <text:p>14.470401</text:p>
          </table:table-cell>
          <table:table-cell table:formula="of:=&quot;'&quot; &amp; [.C33] &amp; &quot;',&quot;" office:value-type="string" office:string-value="'cmo,bias_3_6'," calcext:value-type="string">
            <text:p>'cmo,bias_3_6',</text:p>
          </table:table-cell>
          <table:table-cell table:style-name="ce6" table:formula="of:=&quot;'&quot; &amp; [.C33] &amp; &quot;':'&quot; &amp; [.B33] &amp;&quot;',&quot;" office:value-type="string" office:string-value="'cmo,bias_3_6':'1'," calcext:value-type="string">
            <text:p>'cmo,bias_3_6':'1',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rsi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419822" calcext:value-type="float">
            <text:p>0.419822</text:p>
          </table:table-cell>
          <table:table-cell office:value-type="float" office:value="14.429682" calcext:value-type="float">
            <text:p>14.429682</text:p>
          </table:table-cell>
          <table:table-cell table:formula="of:=&quot;'&quot; &amp; [.C34] &amp; &quot;',&quot;" office:value-type="string" office:string-value="'ema5,rsi'," calcext:value-type="string">
            <text:p>'ema5,rsi',</text:p>
          </table:table-cell>
          <table:table-cell table:style-name="ce6" table:formula="of:=&quot;'&quot; &amp; [.C34] &amp; &quot;':'&quot; &amp; [.B34] &amp;&quot;',&quot;" office:value-type="string" office:string-value="'ema5,rsi':'2'," calcext:value-type="string">
            <text:p>'ema5,rsi':'2',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,k</text:p>
          </table:table-cell>
          <table:table-cell office:value-type="float" office:value="0.6" calcext:value-type="float">
            <text:p>0.6</text:p>
          </table:table-cell>
          <table:table-cell office:value-type="float" office:value="0.283337" calcext:value-type="float">
            <text:p>0.283337</text:p>
          </table:table-cell>
          <table:table-cell office:value-type="float" office:value="14.414544" calcext:value-type="float">
            <text:p>14.414544</text:p>
          </table:table-cell>
          <table:table-cell table:formula="of:=&quot;'&quot; &amp; [.C35] &amp; &quot;',&quot;" office:value-type="string" office:string-value="'ema3,k'," calcext:value-type="string">
            <text:p>'ema3,k',</text:p>
          </table:table-cell>
          <table:table-cell table:style-name="ce6" table:formula="of:=&quot;'&quot; &amp; [.C35] &amp; &quot;':'&quot; &amp; [.B35] &amp;&quot;',&quot;" office:value-type="string" office:string-value="'ema3,k':'1'," calcext:value-type="string">
            <text:p>'ema3,k':'1',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5/21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dsignal1,macdhist1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273719" calcext:value-type="float">
            <text:p>0.273719</text:p>
          </table:table-cell>
          <table:table-cell office:value-type="float" office:value="14.518351" calcext:value-type="float">
            <text:p>14.518351</text:p>
          </table:table-cell>
          <table:table-cell table:formula="of:=&quot;'&quot; &amp; [.C39] &amp; &quot;',&quot;" office:value-type="string" office:string-value="'macdsignal1,macdhist1'," calcext:value-type="string">
            <text:p>'macdsignal1,macdhist1',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,rocr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14781" calcext:value-type="float">
            <text:p>0.214781</text:p>
          </table:table-cell>
          <table:table-cell office:value-type="float" office:value="14.426235" calcext:value-type="float">
            <text:p>14.426235</text:p>
          </table:table-cell>
          <table:table-cell table:formula="of:=&quot;'&quot; &amp; [.C40] &amp; &quot;',&quot;" office:value-type="string" office:string-value="'ema3,rocr'," calcext:value-type="string">
            <text:p>'ema3,rocr',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dif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323464" calcext:value-type="float">
            <text:p>0.323464</text:p>
          </table:table-cell>
          <table:table-cell office:value-type="float" office:value="14.381086" calcext:value-type="float">
            <text:p>14.381086</text:p>
          </table:table-cell>
          <table:table-cell table:formula="of:=&quot;'&quot; &amp; [.C41] &amp; &quot;',&quot;" office:value-type="string" office:string-value="'ema5,dif'," calcext:value-type="string">
            <text:p>'ema5,dif',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_slope,ema2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40535" calcext:value-type="float">
            <text:p>0.240535</text:p>
          </table:table-cell>
          <table:table-cell office:value-type="float" office:value="14.23854" calcext:value-type="float">
            <text:p>14.23854</text:p>
          </table:table-cell>
          <table:table-cell table:formula="of:=&quot;'&quot; &amp; [.C42] &amp; &quot;',&quot;" office:value-type="string" office:string-value="'ema5_slope,ema20'," calcext:value-type="string">
            <text:p>'ema5_slope,ema20',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dhist1,ema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5705" calcext:value-type="float">
            <text:p>0.25705</text:p>
          </table:table-cell>
          <table:table-cell office:value-type="float" office:value="14.194483" calcext:value-type="float">
            <text:p>14.194483</text:p>
          </table:table-cell>
          <table:table-cell table:formula="of:=&quot;'&quot; &amp; [.C43] &amp; &quot;',&quot;" office:value-type="string" office:string-value="'macdhist1,ema3'," calcext:value-type="string">
            <text:p>'macdhist1,ema3',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0,ppo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300385" calcext:value-type="float">
            <text:p>0.300385</text:p>
          </table:table-cell>
          <table:table-cell office:value-type="float" office:value="14.18418" calcext:value-type="float">
            <text:p>14.18418</text:p>
          </table:table-cell>
          <table:table-cell table:formula="of:=&quot;'&quot; &amp; [.C44] &amp; &quot;',&quot;" office:value-type="string" office:string-value="'ema30,ppo'," calcext:value-type="string">
            <text:p>'ema30,ppo',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nbias20</text:p>
          </table:table-cell>
          <table:table-cell office:value-type="float" office:value="0.6" calcext:value-type="float">
            <text:p>0.6</text:p>
          </table:table-cell>
          <table:table-cell office:value-type="float" office:value="0.104124" calcext:value-type="float">
            <text:p>0.104124</text:p>
          </table:table-cell>
          <table:table-cell office:value-type="float" office:value="14.181276" calcext:value-type="float">
            <text:p>14.181276</text:p>
          </table:table-cell>
          <table:table-cell table:formula="of:=&quot;'&quot; &amp; [.C45] &amp; &quot;',&quot;" office:value-type="string" office:string-value="'ema5,nbias20'," calcext:value-type="string">
            <text:p>'ema5,nbias20'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o,ema5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110996" calcext:value-type="float">
            <text:p>0.110996</text:p>
          </table:table-cell>
          <table:table-cell office:value-type="float" office:value="14.158485" calcext:value-type="float">
            <text:p>14.158485</text:p>
          </table:table-cell>
          <table:table-cell table:formula="of:=&quot;'&quot; &amp; [.C46] &amp; &quot;',&quot;" office:value-type="string" office:string-value="'cmo,ema5'," calcext:value-type="string">
            <text:p>'cmo,ema5',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rocr</text:p>
          </table:table-cell>
          <table:table-cell office:value-type="float" office:value="0.6" calcext:value-type="float">
            <text:p>0.6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14.13217" calcext:value-type="float">
            <text:p>14.13217</text:p>
          </table:table-cell>
          <table:table-cell table:formula="of:=&quot;'&quot; &amp; [.C47] &amp; &quot;',&quot;" office:value-type="string" office:string-value="'ema10,rocr'," calcext:value-type="string">
            <text:p>'ema10,rocr',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,rsi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14.102754" calcext:value-type="float">
            <text:p>14.102754</text:p>
          </table:table-cell>
          <table:table-cell table:formula="of:=&quot;'&quot; &amp; [.C48] &amp; &quot;',&quot;" office:value-type="string" office:string-value="'ema3,rsi'," calcext:value-type="string">
            <text:p>'ema3,rsi',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i,bias_3_6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190951" calcext:value-type="float">
            <text:p>0.190951</text:p>
          </table:table-cell>
          <table:table-cell office:value-type="float" office:value="14.088095" calcext:value-type="float">
            <text:p>14.088095</text:p>
          </table:table-cell>
          <table:table-cell table:formula="of:=&quot;'&quot; &amp; [.C49] &amp; &quot;',&quot;" office:value-type="string" office:string-value="'rsi,bias_3_6'," calcext:value-type="string">
            <text:p>'rsi,bias_3_6',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5/14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ias6,nbias3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277467" calcext:value-type="float">
            <text:p>0.277467</text:p>
          </table:table-cell>
          <table:table-cell office:value-type="float" office:value="14.68185" calcext:value-type="float">
            <text:p>14.68185</text:p>
          </table:table-cell>
          <table:table-cell table:formula="of:=&quot;'&quot; &amp; [.C53] &amp; &quot;',&quot;" office:value-type="string" office:string-value="'nbias6,nbias3'," calcext:value-type="string">
            <text:p>'nbias6,nbias3',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891028" calcext:value-type="float">
            <text:p>0.891028</text:p>
          </table:table-cell>
          <table:table-cell office:value-type="float" office:value="14.652955" calcext:value-type="float">
            <text:p>14.652955</text:p>
          </table:table-cell>
          <table:table-cell table:formula="of:=&quot;'&quot; &amp; [.C54] &amp; &quot;',&quot;" office:value-type="string" office:string-value="'ema3_slope,ema10'," calcext:value-type="string">
            <text:p>'ema3_slope,ema10'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o,macd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529801" calcext:value-type="float">
            <text:p>0.529801</text:p>
          </table:table-cell>
          <table:table-cell office:value-type="float" office:value="14.621785" calcext:value-type="float">
            <text:p>14.621785</text:p>
          </table:table-cell>
          <table:table-cell table:formula="of:=&quot;'&quot; &amp; [.C55] &amp; &quot;',&quot;" office:value-type="string" office:string-value="'cmo,macd1'," calcext:value-type="string">
            <text:p>'cmo,macd1',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macdhist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57695" calcext:value-type="float">
            <text:p>0.157695</text:p>
          </table:table-cell>
          <table:table-cell office:value-type="float" office:value="14.618765" calcext:value-type="float">
            <text:p>14.618765</text:p>
          </table:table-cell>
          <table:table-cell table:formula="of:=&quot;'&quot; &amp; [.C56] &amp; &quot;',&quot;" office:value-type="string" office:string-value="'bias_ma,macdhist1'," calcext:value-type="string">
            <text:p>'bias_ma,macdhist1',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r,nbias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33031" calcext:value-type="float">
            <text:p>0.233031</text:p>
          </table:table-cell>
          <table:table-cell office:value-type="float" office:value="14.510302" calcext:value-type="float">
            <text:p>14.510302</text:p>
          </table:table-cell>
          <table:table-cell table:formula="of:=&quot;'&quot; &amp; [.C57] &amp; &quot;',&quot;" office:value-type="string" office:string-value="'rocr,nbias3'," calcext:value-type="string">
            <text:p>'rocr,nbias3',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_slope,rocr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185804" calcext:value-type="float">
            <text:p>0.185804</text:p>
          </table:table-cell>
          <table:table-cell office:value-type="float" office:value="14.452381" calcext:value-type="float">
            <text:p>14.452381</text:p>
          </table:table-cell>
          <table:table-cell table:formula="of:=&quot;'&quot; &amp; [.C58] &amp; &quot;',&quot;" office:value-type="string" office:string-value="'ema10_slope,rocr'," calcext:value-type="string">
            <text:p>'ema10_slope,rocr',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r,rsi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162668" calcext:value-type="float">
            <text:p>0.162668</text:p>
          </table:table-cell>
          <table:table-cell office:value-type="float" office:value="14.430821" calcext:value-type="float">
            <text:p>14.430821</text:p>
          </table:table-cell>
          <table:table-cell table:formula="of:=&quot;'&quot; &amp; [.C59] &amp; &quot;',&quot;" office:value-type="string" office:string-value="'rocr,rsi'," calcext:value-type="string">
            <text:p>'rocr,rsi',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2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869615" calcext:value-type="float">
            <text:p>0.869615</text:p>
          </table:table-cell>
          <table:table-cell office:value-type="float" office:value="14.430462" calcext:value-type="float">
            <text:p>14.430462</text:p>
          </table:table-cell>
          <table:table-cell table:formula="of:=&quot;'&quot; &amp; [.C60] &amp; &quot;',&quot;" office:value-type="string" office:string-value="'ema3_slope,ema20'," calcext:value-type="string">
            <text:p>'ema3_slope,ema20',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dsignal1,macd1</text:p>
          </table:table-cell>
          <table:table-cell office:value-type="float" office:value="0.6" calcext:value-type="float">
            <text:p>0.6</text:p>
          </table:table-cell>
          <table:table-cell office:value-type="float" office:value="0.211753" calcext:value-type="float">
            <text:p>0.211753</text:p>
          </table:table-cell>
          <table:table-cell office:value-type="float" office:value="14.429022" calcext:value-type="float">
            <text:p>14.429022</text:p>
          </table:table-cell>
          <table:table-cell table:formula="of:=&quot;'&quot; &amp; [.C61] &amp; &quot;',&quot;" office:value-type="string" office:string-value="'macdsignal1,macd1'," calcext:value-type="string">
            <text:p>'macdsignal1,macd1',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ias20,ema30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120364" calcext:value-type="float">
            <text:p>0.120364</text:p>
          </table:table-cell>
          <table:table-cell office:value-type="float" office:value="14.428865" calcext:value-type="float">
            <text:p>14.428865</text:p>
          </table:table-cell>
          <table:table-cell table:formula="of:=&quot;'&quot; &amp; [.C62] &amp; &quot;',&quot;" office:value-type="string" office:string-value="'nbias20,ema30'," calcext:value-type="string">
            <text:p>'nbias20,ema30',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,ema3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338279" calcext:value-type="float">
            <text:p>0.338279</text:p>
          </table:table-cell>
          <table:table-cell office:value-type="float" office:value="14.368945" calcext:value-type="float">
            <text:p>14.368945</text:p>
          </table:table-cell>
          <table:table-cell table:formula="of:=&quot;'&quot; &amp; [.C63] &amp; &quot;',&quot;" office:value-type="string" office:string-value="'k,ema3'," calcext:value-type="string">
            <text:p>'k,ema3',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3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1.041663" calcext:value-type="float">
            <text:p>1.041663</text:p>
          </table:table-cell>
          <table:table-cell office:value-type="float" office:value="14.342306" calcext:value-type="float">
            <text:p>14.342306</text:p>
          </table:table-cell>
          <table:table-cell table:formula="of:=&quot;'&quot; &amp; [.C64] &amp; &quot;',&quot;" office:value-type="string" office:string-value="'nbias3,ema30'," calcext:value-type="string">
            <text:p>'nbias3,ema30',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ema5_slope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618938" calcext:value-type="float">
            <text:p>0.618938</text:p>
          </table:table-cell>
          <table:table-cell office:value-type="float" office:value="14.326084" calcext:value-type="float">
            <text:p>14.326084</text:p>
          </table:table-cell>
          <table:table-cell table:formula="of:=&quot;'&quot; &amp; [.C65] &amp; &quot;',&quot;" office:value-type="string" office:string-value="'ema10,ema5_slope'," calcext:value-type="string">
            <text:p>'ema10,ema5_slope',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_slope,ema10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199114" calcext:value-type="float">
            <text:p>0.199114</text:p>
          </table:table-cell>
          <table:table-cell office:value-type="float" office:value="14.325196" calcext:value-type="float">
            <text:p>14.325196</text:p>
          </table:table-cell>
          <table:table-cell table:formula="of:=&quot;'&quot; &amp; [.C66] &amp; &quot;',&quot;" office:value-type="string" office:string-value="'ema10_slope,ema10'," calcext:value-type="string">
            <text:p>'ema10_slope,ema10',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ias20,ema3</text:p>
          </table:table-cell>
          <table:table-cell office:value-type="float" office:value="0.6" calcext:value-type="float">
            <text:p>0.6</text:p>
          </table:table-cell>
          <table:table-cell office:value-type="float" office:value="0.129487" calcext:value-type="float">
            <text:p>0.129487</text:p>
          </table:table-cell>
          <table:table-cell office:value-type="float" office:value="14.30718" calcext:value-type="float">
            <text:p>14.30718</text:p>
          </table:table-cell>
          <table:table-cell table:formula="of:=&quot;'&quot; &amp; [.C67] &amp; &quot;',&quot;" office:value-type="string" office:string-value="'nbias20,ema3'," calcext:value-type="string">
            <text:p>'nbias20,ema3',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4" office:value-type="date" office:date-value="2018-07-05" calcext:value-type="date">
            <text:p>05/07/18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ema10_slope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723262" calcext:value-type="float">
            <text:p>0.723262</text:p>
          </table:table-cell>
          <table:table-cell office:value-type="float" office:value="15.874858" calcext:value-type="float">
            <text:p>15.874858</text:p>
          </table:table-cell>
          <table:table-cell table:formula="of:=&quot;'&quot; &amp; [.C71] &amp; &quot;',&quot;" office:value-type="string" office:string-value="'ema20,ema10_slope'," calcext:value-type="string">
            <text:p>'ema20,ema10_slope',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ema5_slope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0.122597" calcext:value-type="float">
            <text:p>0.122597</text:p>
          </table:table-cell>
          <table:table-cell office:value-type="float" office:value="15.62803" calcext:value-type="float">
            <text:p>15.62803</text:p>
          </table:table-cell>
          <table:table-cell table:formula="of:=&quot;'&quot; &amp; [.C72] &amp; &quot;',&quot;" office:value-type="string" office:string-value="'ema10,ema5_slope'," calcext:value-type="string">
            <text:p>'ema10,ema5_slope',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_slope,ema20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657671" calcext:value-type="float">
            <text:p>0.657671</text:p>
          </table:table-cell>
          <table:table-cell office:value-type="float" office:value="15.60109" calcext:value-type="float">
            <text:p>15.60109</text:p>
          </table:table-cell>
          <table:table-cell table:formula="of:=&quot;'&quot; &amp; [.C73] &amp; &quot;',&quot;" office:value-type="string" office:string-value="'ema10_slope,ema20'," calcext:value-type="string">
            <text:p>'ema10_slope,ema20',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ema10_slope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2.63604" calcext:value-type="float">
            <text:p>2.63604</text:p>
          </table:table-cell>
          <table:table-cell office:value-type="float" office:value="15.533196" calcext:value-type="float">
            <text:p>15.533196</text:p>
          </table:table-cell>
          <table:table-cell table:formula="of:=&quot;'&quot; &amp; [.C74] &amp; &quot;',&quot;" office:value-type="string" office:string-value="'ema30,ema10_slope'," calcext:value-type="string">
            <text:p>'ema30,ema10_slope',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nbias6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177957" calcext:value-type="float">
            <text:p>0.177957</text:p>
          </table:table-cell>
          <table:table-cell office:value-type="float" office:value="15.462712" calcext:value-type="float">
            <text:p>15.462712</text:p>
          </table:table-cell>
          <table:table-cell table:formula="of:=&quot;'&quot; &amp; [.C75] &amp; &quot;',&quot;" office:value-type="string" office:string-value="'ema10,nbias6'," calcext:value-type="string">
            <text:p>'ema10,nbias6',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6,ema10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215366" calcext:value-type="float">
            <text:p>0.215366</text:p>
          </table:table-cell>
          <table:table-cell office:value-type="float" office:value="15.387903" calcext:value-type="float">
            <text:p>15.387903</text:p>
          </table:table-cell>
          <table:table-cell table:formula="of:=&quot;'&quot; &amp; [.C76] &amp; &quot;',&quot;" office:value-type="string" office:string-value="'nbias6,ema10'," calcext:value-type="string">
            <text:p>'nbias6,ema10',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_slope,ema10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291871" calcext:value-type="float">
            <text:p>0.291871</text:p>
          </table:table-cell>
          <table:table-cell office:value-type="float" office:value="15.272065" calcext:value-type="float">
            <text:p>15.272065</text:p>
          </table:table-cell>
          <table:table-cell table:formula="of:=&quot;'&quot; &amp; [.C77] &amp; &quot;',&quot;" office:value-type="string" office:string-value="'ema5_slope,ema10'," calcext:value-type="string">
            <text:p>'ema5_slope,ema10',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rocr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847873" calcext:value-type="float">
            <text:p>0.847873</text:p>
          </table:table-cell>
          <table:table-cell office:value-type="float" office:value="15.26588" calcext:value-type="float">
            <text:p>15.26588</text:p>
          </table:table-cell>
          <table:table-cell table:formula="of:=&quot;'&quot; &amp; [.C78] &amp; &quot;',&quot;" office:value-type="string" office:string-value="'ema30,rocr'," calcext:value-type="string">
            <text:p>'ema30,rocr',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ema5_slope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1.625113" calcext:value-type="float">
            <text:p>1.625113</text:p>
          </table:table-cell>
          <table:table-cell office:value-type="float" office:value="15.151721" calcext:value-type="float">
            <text:p>15.151721</text:p>
          </table:table-cell>
          <table:table-cell table:formula="of:=&quot;'&quot; &amp; [.C79] &amp; &quot;',&quot;" office:value-type="string" office:string-value="'ema20,ema5_slope'," calcext:value-type="string">
            <text:p>'ema20,ema5_slope',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r,ema30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654409" calcext:value-type="float">
            <text:p>0.654409</text:p>
          </table:table-cell>
          <table:table-cell office:value-type="float" office:value="15.126211" calcext:value-type="float">
            <text:p>15.126211</text:p>
          </table:table-cell>
          <table:table-cell table:formula="of:=&quot;'&quot; &amp; [.C80] &amp; &quot;',&quot;" office:value-type="string" office:string-value="'rocr,ema30'," calcext:value-type="string">
            <text:p>'rocr,ema30',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6,ema20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1.18338" calcext:value-type="float">
            <text:p>1.18338</text:p>
          </table:table-cell>
          <table:table-cell office:value-type="float" office:value="15.114013" calcext:value-type="float">
            <text:p>15.114013</text:p>
          </table:table-cell>
          <table:table-cell table:formula="of:=&quot;'&quot; &amp; [.C81] &amp; &quot;',&quot;" office:value-type="string" office:string-value="'nbias6,ema20'," calcext:value-type="string">
            <text:p>'nbias6,ema20',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174099" calcext:value-type="float">
            <text:p>0.174099</text:p>
          </table:table-cell>
          <table:table-cell office:value-type="float" office:value="14.89625" calcext:value-type="float">
            <text:p>14.89625</text:p>
          </table:table-cell>
          <table:table-cell table:formula="of:=&quot;'&quot; &amp; [.C82] &amp; &quot;',&quot;" office:value-type="string" office:string-value="'ema3_slope,ema10'," calcext:value-type="string">
            <text:p>'ema3_slope,ema10',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5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1.027119" calcext:value-type="float">
            <text:p>1.027119</text:p>
          </table:table-cell>
          <table:table-cell office:value-type="float" office:value="14.883746" calcext:value-type="float">
            <text:p>14.883746</text:p>
          </table:table-cell>
          <table:table-cell table:formula="of:=&quot;'&quot; &amp; [.C83] &amp; &quot;',&quot;" office:value-type="string" office:string-value="'nbias3,ema5'," calcext:value-type="string">
            <text:p>'nbias3,ema5',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_slope,ema20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1.520793" calcext:value-type="float">
            <text:p>1.520793</text:p>
          </table:table-cell>
          <table:table-cell office:value-type="float" office:value="14.883612" calcext:value-type="float">
            <text:p>14.883612</text:p>
          </table:table-cell>
          <table:table-cell table:formula="of:=&quot;'&quot; &amp; [.C84] &amp; &quot;',&quot;" office:value-type="string" office:string-value="'ema5_slope,ema20'," calcext:value-type="string">
            <text:p>'ema5_slope,ema20',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0,ppo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493044" calcext:value-type="float">
            <text:p>0.493044</text:p>
          </table:table-cell>
          <table:table-cell office:value-type="float" office:value="14.882488" calcext:value-type="float">
            <text:p>14.882488</text:p>
          </table:table-cell>
          <table:table-cell table:formula="of:=&quot;'&quot; &amp; [.C85] &amp; &quot;',&quot;" office:value-type="string" office:string-value="'ema30,ppo'," calcext:value-type="string">
            <text:p>'ema30,ppo',</text:p>
          </table:table-cell>
          <table:table-cell/>
        </table:table-row>
      </table:table>
      <table:table table:name="3-features" table:style-name="ta1">
        <table:table-column table:style-name="co1" table:default-cell-style-name="ce2"/>
        <table:table-column table:style-name="co1" table:default-cell-style-name="ce5"/>
        <table:table-column table:style-name="co4" table:default-cell-style-name="ce5"/>
        <table:table-column table:style-name="co1" table:number-columns-repeated="3" table:default-cell-style-name="ce5"/>
        <table:table-column table:style-name="co1" table:default-cell-style-name="Default"/>
        <table:table-column table:style-name="co1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4" office:value-type="date" office:date-value="2018-04-06" calcext:value-type="date">
            <text:p>06/04/18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ce2"/>
          <table:table-cell table:style-name="Default"/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_slope,ema30,macd1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443871" calcext:value-type="float">
            <text:p>0.443871</text:p>
          </table:table-cell>
          <table:table-cell office:value-type="float" office:value="15.110904" calcext:value-type="float">
            <text:p>15.110904</text:p>
          </table:table-cell>
          <table:table-cell table:style-name="ce5"/>
          <table:table-cell table:formula="of:=LEFT([.C3];SEARCH(&quot;,&quot;;[.C3])-1)" office:value-type="string" office:string-value="ema5_slope" calcext:value-type="string">
            <text:p>ema5_slope</text:p>
          </table:table-cell>
          <table:table-cell table:formula="of:=LEFT(REPLACE([.C3];1;LEN([.H3]) +1; &quot;&quot;); SEARCH(&quot;,&quot;;REPLACE([.C3];1;LEN([.H3]) +1; &quot;&quot;))-1)" office:value-type="string" office:string-value="ema30" calcext:value-type="string">
            <text:p>ema30</text:p>
          </table:table-cell>
          <table:table-cell table:formula="of:=REPLACE([.C3];1;LEN([.H3]) + LEN([.I3])+2; &quot;&quot;)" office:value-type="string" office:string-value="macd1" calcext:value-type="string">
            <text:p>macd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o,ema20,ema3_slope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441464" calcext:value-type="float">
            <text:p>0.441464</text:p>
          </table:table-cell>
          <table:table-cell office:value-type="float" office:value="14.899156" calcext:value-type="float">
            <text:p>14.899156</text:p>
          </table:table-cell>
          <table:table-cell table:style-name="ce5"/>
          <table:table-cell table:formula="of:=LEFT([.C4];SEARCH(&quot;,&quot;;[.C4])-1)" office:value-type="string" office:string-value="ppo" calcext:value-type="string">
            <text:p>ppo</text:p>
          </table:table-cell>
          <table:table-cell table:formula="of:=LEFT(REPLACE([.C4];1;LEN([.H4]) +1; &quot;&quot;); SEARCH(&quot;,&quot;;REPLACE([.C4];1;LEN([.H4]) +1; &quot;&quot;))-1)" office:value-type="string" office:string-value="ema20" calcext:value-type="string">
            <text:p>ema20</text:p>
          </table:table-cell>
          <table:table-cell table:formula="of:=REPLACE([.C4];1;LEN([.H4]) + LEN([.I4])+2; &quot;&quot;)" office:value-type="string" office:string-value="ema3_slope" calcext:value-type="string">
            <text:p>ema3_slop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,dif,k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586635" calcext:value-type="float">
            <text:p>0.586635</text:p>
          </table:table-cell>
          <table:table-cell office:value-type="float" office:value="14.742061" calcext:value-type="float">
            <text:p>14.742061</text:p>
          </table:table-cell>
          <table:table-cell table:style-name="ce5"/>
          <table:table-cell table:formula="of:=LEFT([.C5];SEARCH(&quot;,&quot;;[.C5])-1)" office:value-type="string" office:string-value="ema10" calcext:value-type="string">
            <text:p>ema10</text:p>
          </table:table-cell>
          <table:table-cell table:formula="of:=LEFT(REPLACE([.C5];1;LEN([.H5]) +1; &quot;&quot;); SEARCH(&quot;,&quot;;REPLACE([.C5];1;LEN([.H5]) +1; &quot;&quot;))-1)" office:value-type="string" office:string-value="dif" calcext:value-type="string">
            <text:p>dif</text:p>
          </table:table-cell>
          <table:table-cell table:formula="of:=REPLACE([.C5];1;LEN([.H5]) + LEN([.I5])+2; &quot;&quot;)" office:value-type="string" office:string-value="k" calcext:value-type="string">
            <text:p>k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5,nbias6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603205" calcext:value-type="float">
            <text:p>0.603205</text:p>
          </table:table-cell>
          <table:table-cell office:value-type="float" office:value="14.694733" calcext:value-type="float">
            <text:p>14.694733</text:p>
          </table:table-cell>
          <table:table-cell table:style-name="ce5"/>
          <table:table-cell table:formula="of:=LEFT([.C6];SEARCH(&quot;,&quot;;[.C6])-1)" office:value-type="string" office:string-value="nbias3" calcext:value-type="string">
            <text:p>nbias3</text:p>
          </table:table-cell>
          <table:table-cell table:formula="of:=LEFT(REPLACE([.C6];1;LEN([.H6]) +1; &quot;&quot;); SEARCH(&quot;,&quot;;REPLACE([.C6];1;LEN([.H6]) +1; &quot;&quot;))-1)" office:value-type="string" office:string-value="ema5" calcext:value-type="string">
            <text:p>ema5</text:p>
          </table:table-cell>
          <table:table-cell table:formula="of:=REPLACE([.C6];1;LEN([.H6]) + LEN([.I6])+2; &quot;&quot;)" office:value-type="string" office:string-value="nbias6" calcext:value-type="string">
            <text:p>nbias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o,ema30,nbias6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457336" calcext:value-type="float">
            <text:p>0.457336</text:p>
          </table:table-cell>
          <table:table-cell office:value-type="float" office:value="14.628341" calcext:value-type="float">
            <text:p>14.628341</text:p>
          </table:table-cell>
          <table:table-cell table:style-name="ce5"/>
          <table:table-cell table:formula="of:=LEFT([.C7];SEARCH(&quot;,&quot;;[.C7])-1)" office:value-type="string" office:string-value="ppo" calcext:value-type="string">
            <text:p>ppo</text:p>
          </table:table-cell>
          <table:table-cell table:formula="of:=LEFT(REPLACE([.C7];1;LEN([.H7]) +1; &quot;&quot;); SEARCH(&quot;,&quot;;REPLACE([.C7];1;LEN([.H7]) +1; &quot;&quot;))-1)" office:value-type="string" office:string-value="ema30" calcext:value-type="string">
            <text:p>ema30</text:p>
          </table:table-cell>
          <table:table-cell table:formula="of:=REPLACE([.C7];1;LEN([.H7]) + LEN([.I7])+2; &quot;&quot;)" office:value-type="string" office:string-value="nbias6" calcext:value-type="string">
            <text:p>nbias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ppo,ema10_slope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11299" calcext:value-type="float">
            <text:p>0.611299</text:p>
          </table:table-cell>
          <table:table-cell office:value-type="float" office:value="14.626809" calcext:value-type="float">
            <text:p>14.626809</text:p>
          </table:table-cell>
          <table:table-cell table:style-name="ce5"/>
          <table:table-cell table:formula="of:=LEFT([.C8];SEARCH(&quot;,&quot;;[.C8])-1)" office:value-type="string" office:string-value="ema30" calcext:value-type="string">
            <text:p>ema30</text:p>
          </table:table-cell>
          <table:table-cell table:formula="of:=LEFT(REPLACE([.C8];1;LEN([.H8]) +1; &quot;&quot;); SEARCH(&quot;,&quot;;REPLACE([.C8];1;LEN([.H8]) +1; &quot;&quot;))-1)" office:value-type="string" office:string-value="ppo" calcext:value-type="string">
            <text:p>ppo</text:p>
          </table:table-cell>
          <table:table-cell table:formula="of:=REPLACE([.C8];1;LEN([.H8]) + LEN([.I8])+2; &quot;&quot;)" office:value-type="string" office:string-value="ema10_slope" calcext:value-type="string">
            <text:p>ema10_slop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ppo,nbias6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463777" calcext:value-type="float">
            <text:p>0.463777</text:p>
          </table:table-cell>
          <table:table-cell office:value-type="float" office:value="14.625315" calcext:value-type="float">
            <text:p>14.625315</text:p>
          </table:table-cell>
          <table:table-cell table:style-name="ce5"/>
          <table:table-cell table:formula="of:=LEFT([.C9];SEARCH(&quot;,&quot;;[.C9])-1)" office:value-type="string" office:string-value="ema30" calcext:value-type="string">
            <text:p>ema30</text:p>
          </table:table-cell>
          <table:table-cell table:formula="of:=LEFT(REPLACE([.C9];1;LEN([.H9]) +1; &quot;&quot;); SEARCH(&quot;,&quot;;REPLACE([.C9];1;LEN([.H9]) +1; &quot;&quot;))-1)" office:value-type="string" office:string-value="ppo" calcext:value-type="string">
            <text:p>ppo</text:p>
          </table:table-cell>
          <table:table-cell table:formula="of:=REPLACE([.C9];1;LEN([.H9]) + LEN([.I9])+2; &quot;&quot;)" office:value-type="string" office:string-value="nbias6" calcext:value-type="string">
            <text:p>nbias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,macd1,ema2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977424" calcext:value-type="float">
            <text:p>0.977424</text:p>
          </table:table-cell>
          <table:table-cell office:value-type="float" office:value="14.600624" calcext:value-type="float">
            <text:p>14.600624</text:p>
          </table:table-cell>
          <table:table-cell table:style-name="ce5"/>
          <table:table-cell table:formula="of:=LEFT([.C10];SEARCH(&quot;,&quot;;[.C10])-1)" office:value-type="string" office:string-value="ema3" calcext:value-type="string">
            <text:p>ema3</text:p>
          </table:table-cell>
          <table:table-cell table:formula="of:=LEFT(REPLACE([.C10];1;LEN([.H10]) +1; &quot;&quot;); SEARCH(&quot;,&quot;;REPLACE([.C10];1;LEN([.H10]) +1; &quot;&quot;))-1)" office:value-type="string" office:string-value="macd1" calcext:value-type="string">
            <text:p>macd1</text:p>
          </table:table-cell>
          <table:table-cell table:formula="of:=REPLACE([.C10];1;LEN([.H10]) + LEN([.I10])+2; &quot;&quot;)" office:value-type="string" office:string-value="ema20" calcext:value-type="string">
            <text:p>ema2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o,ema30,ema10_slope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516686" calcext:value-type="float">
            <text:p>0.516686</text:p>
          </table:table-cell>
          <table:table-cell office:value-type="float" office:value="14.571273" calcext:value-type="float">
            <text:p>14.571273</text:p>
          </table:table-cell>
          <table:table-cell table:style-name="ce5"/>
          <table:table-cell table:formula="of:=LEFT([.C11];SEARCH(&quot;,&quot;;[.C11])-1)" office:value-type="string" office:string-value="ppo" calcext:value-type="string">
            <text:p>ppo</text:p>
          </table:table-cell>
          <table:table-cell table:formula="of:=LEFT(REPLACE([.C11];1;LEN([.H11]) +1; &quot;&quot;); SEARCH(&quot;,&quot;;REPLACE([.C11];1;LEN([.H11]) +1; &quot;&quot;))-1)" office:value-type="string" office:string-value="ema30" calcext:value-type="string">
            <text:p>ema30</text:p>
          </table:table-cell>
          <table:table-cell table:formula="of:=REPLACE([.C11];1;LEN([.H11]) + LEN([.I11])+2; &quot;&quot;)" office:value-type="string" office:string-value="ema10_slope" calcext:value-type="string">
            <text:p>ema10_slop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dif,nbias3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506439" calcext:value-type="float">
            <text:p>0.506439</text:p>
          </table:table-cell>
          <table:table-cell office:value-type="float" office:value="14.570814" calcext:value-type="float">
            <text:p>14.570814</text:p>
          </table:table-cell>
          <table:table-cell table:style-name="ce5"/>
          <table:table-cell table:formula="of:=LEFT([.C12];SEARCH(&quot;,&quot;;[.C12])-1)" office:value-type="string" office:string-value="ema5" calcext:value-type="string">
            <text:p>ema5</text:p>
          </table:table-cell>
          <table:table-cell table:formula="of:=LEFT(REPLACE([.C12];1;LEN([.H12]) +1; &quot;&quot;); SEARCH(&quot;,&quot;;REPLACE([.C12];1;LEN([.H12]) +1; &quot;&quot;))-1)" office:value-type="string" office:string-value="dif" calcext:value-type="string">
            <text:p>dif</text:p>
          </table:table-cell>
          <table:table-cell table:formula="of:=REPLACE([.C12];1;LEN([.H12]) + LEN([.I12])+2; &quot;&quot;)" office:value-type="string" office:string-value="nbias3" calcext:value-type="string">
            <text:p>nbias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o,ema20,nbias6</text:p>
          </table:table-cell>
          <table:table-cell office:value-type="float" office:value="0.7" calcext:value-type="float">
            <text:p>0.7</text:p>
          </table:table-cell>
          <table:table-cell office:value-type="float" office:value="0.415201" calcext:value-type="float">
            <text:p>0.415201</text:p>
          </table:table-cell>
          <table:table-cell office:value-type="float" office:value="14.569898" calcext:value-type="float">
            <text:p>14.569898</text:p>
          </table:table-cell>
          <table:table-cell table:style-name="ce5"/>
          <table:table-cell table:formula="of:=LEFT([.C13];SEARCH(&quot;,&quot;;[.C13])-1)" office:value-type="string" office:string-value="ppo" calcext:value-type="string">
            <text:p>ppo</text:p>
          </table:table-cell>
          <table:table-cell table:formula="of:=LEFT(REPLACE([.C13];1;LEN([.H13]) +1; &quot;&quot;); SEARCH(&quot;,&quot;;REPLACE([.C13];1;LEN([.H13]) +1; &quot;&quot;))-1)" office:value-type="string" office:string-value="ema20" calcext:value-type="string">
            <text:p>ema20</text:p>
          </table:table-cell>
          <table:table-cell table:formula="of:=REPLACE([.C13];1;LEN([.H13]) + LEN([.I13])+2; &quot;&quot;)" office:value-type="string" office:string-value="nbias6" calcext:value-type="string">
            <text:p>nbias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ppo,ema5_slope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14.559965" calcext:value-type="float">
            <text:p>14.559965</text:p>
          </table:table-cell>
          <table:table-cell table:style-name="ce5"/>
          <table:table-cell table:formula="of:=LEFT([.C14];SEARCH(&quot;,&quot;;[.C14])-1)" office:value-type="string" office:string-value="ema30" calcext:value-type="string">
            <text:p>ema30</text:p>
          </table:table-cell>
          <table:table-cell table:formula="of:=LEFT(REPLACE([.C14];1;LEN([.H14]) +1; &quot;&quot;); SEARCH(&quot;,&quot;;REPLACE([.C14];1;LEN([.H14]) +1; &quot;&quot;))-1)" office:value-type="string" office:string-value="ppo" calcext:value-type="string">
            <text:p>ppo</text:p>
          </table:table-cell>
          <table:table-cell table:formula="of:=REPLACE([.C14];1;LEN([.H14]) + LEN([.I14])+2; &quot;&quot;)" office:value-type="string" office:string-value="ema5_slope" calcext:value-type="string">
            <text:p>ema5_slop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d1,ema30,nbias20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736875" calcext:value-type="float">
            <text:p>0.736875</text:p>
          </table:table-cell>
          <table:table-cell office:value-type="float" office:value="14.550867" calcext:value-type="float">
            <text:p>14.550867</text:p>
          </table:table-cell>
          <table:table-cell table:style-name="ce5"/>
          <table:table-cell table:formula="of:=LEFT([.C15];SEARCH(&quot;,&quot;;[.C15])-1)" office:value-type="string" office:string-value="macd1" calcext:value-type="string">
            <text:p>macd1</text:p>
          </table:table-cell>
          <table:table-cell table:formula="of:=LEFT(REPLACE([.C15];1;LEN([.H15]) +1; &quot;&quot;); SEARCH(&quot;,&quot;;REPLACE([.C15];1;LEN([.H15]) +1; &quot;&quot;))-1)" office:value-type="string" office:string-value="ema30" calcext:value-type="string">
            <text:p>ema30</text:p>
          </table:table-cell>
          <table:table-cell table:formula="of:=REPLACE([.C15];1;LEN([.H15]) + LEN([.I15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o,ema30,d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9232" calcext:value-type="float">
            <text:p>0.339232</text:p>
          </table:table-cell>
          <table:table-cell office:value-type="float" office:value="14.54151" calcext:value-type="float">
            <text:p>14.54151</text:p>
          </table:table-cell>
          <table:table-cell table:style-name="ce5"/>
          <table:table-cell table:formula="of:=LEFT([.C16];SEARCH(&quot;,&quot;;[.C16])-1)" office:value-type="string" office:string-value="ppo" calcext:value-type="string">
            <text:p>ppo</text:p>
          </table:table-cell>
          <table:table-cell table:formula="of:=LEFT(REPLACE([.C16];1;LEN([.H16]) +1; &quot;&quot;); SEARCH(&quot;,&quot;;REPLACE([.C16];1;LEN([.H16]) +1; &quot;&quot;))-1)" office:value-type="string" office:string-value="ema30" calcext:value-type="string">
            <text:p>ema30</text:p>
          </table:table-cell>
          <table:table-cell table:formula="of:=REPLACE([.C16];1;LEN([.H16]) + LEN([.I16])+2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d1,ema30,ema5_slope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01085" calcext:value-type="float">
            <text:p>0.401085</text:p>
          </table:table-cell>
          <table:table-cell office:value-type="float" office:value="14.535838" calcext:value-type="float">
            <text:p>14.535838</text:p>
          </table:table-cell>
          <table:table-cell table:style-name="ce5"/>
          <table:table-cell table:formula="of:=LEFT([.C17];SEARCH(&quot;,&quot;;[.C17])-1)" office:value-type="string" office:string-value="macd1" calcext:value-type="string">
            <text:p>macd1</text:p>
          </table:table-cell>
          <table:table-cell table:formula="of:=LEFT(REPLACE([.C17];1;LEN([.H17]) +1; &quot;&quot;); SEARCH(&quot;,&quot;;REPLACE([.C17];1;LEN([.H17]) +1; &quot;&quot;))-1)" office:value-type="string" office:string-value="ema30" calcext:value-type="string">
            <text:p>ema30</text:p>
          </table:table-cell>
          <table:table-cell table:formula="of:=REPLACE([.C17];1;LEN([.H17]) + LEN([.I17])+2; &quot;&quot;)" office:value-type="string" office:string-value="ema5_slope" calcext:value-type="string">
            <text:p>ema5_slope</text:p>
          </table:table-cell>
        </table:table-row>
        <table:table-row table:style-name="ro1">
          <table:table-cell table:number-columns-repeated="6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5/28</text:p>
          </table:table-cell>
          <table:table-cell table:number-columns-repeated="5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ce2"/>
          <table:table-cell table:style-name="Default"/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rocr,ema10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251584" calcext:value-type="float">
            <text:p>0.251584</text:p>
          </table:table-cell>
          <table:table-cell office:value-type="float" office:value="15.298278" calcext:value-type="float">
            <text:p>15.298278</text:p>
          </table:table-cell>
          <table:table-cell table:style-name="ce5"/>
          <table:table-cell table:formula="of:=LEFT([.C21];SEARCH(&quot;,&quot;;[.C21])-1)" office:value-type="string" office:string-value="ema20" calcext:value-type="string">
            <text:p>ema20</text:p>
          </table:table-cell>
          <table:table-cell table:formula="of:=LEFT(REPLACE([.C21];1;LEN([.H21]) +1; &quot;&quot;); SEARCH(&quot;,&quot;;REPLACE([.C21];1;LEN([.H21]) +1; &quot;&quot;))-1)" office:value-type="string" office:string-value="rocr" calcext:value-type="string">
            <text:p>rocr</text:p>
          </table:table-cell>
          <table:table-cell table:formula="of:=REPLACE([.C21];1;LEN([.H21]) + LEN([.I21])+2; &quot;&quot;)" office:value-type="string" office:string-value="ema10" calcext:value-type="string">
            <text:p>ema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rocr,nbias3</text:p>
          </table:table-cell>
          <table:table-cell office:value-type="float" office:value="0.7" calcext:value-type="float">
            <text:p>0.7</text:p>
          </table:table-cell>
          <table:table-cell office:value-type="float" office:value="0.437129" calcext:value-type="float">
            <text:p>0.437129</text:p>
          </table:table-cell>
          <table:table-cell office:value-type="float" office:value="15.074018" calcext:value-type="float">
            <text:p>15.074018</text:p>
          </table:table-cell>
          <table:table-cell table:style-name="ce5"/>
          <table:table-cell table:formula="of:=LEFT([.C22];SEARCH(&quot;,&quot;;[.C22])-1)" office:value-type="string" office:string-value="ema20" calcext:value-type="string">
            <text:p>ema20</text:p>
          </table:table-cell>
          <table:table-cell table:formula="of:=LEFT(REPLACE([.C22];1;LEN([.H22]) +1; &quot;&quot;); SEARCH(&quot;,&quot;;REPLACE([.C22];1;LEN([.H22]) +1; &quot;&quot;))-1)" office:value-type="string" office:string-value="rocr" calcext:value-type="string">
            <text:p>rocr</text:p>
          </table:table-cell>
          <table:table-cell table:formula="of:=REPLACE([.C22];1;LEN([.H22]) + LEN([.I22])+2; &quot;&quot;)" office:value-type="string" office:string-value="nbias3" calcext:value-type="string">
            <text:p>nbias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20,nbias6,nbias2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253416" calcext:value-type="float">
            <text:p>0.253416</text:p>
          </table:table-cell>
          <table:table-cell office:value-type="float" office:value="14.870554" calcext:value-type="float">
            <text:p>14.870554</text:p>
          </table:table-cell>
          <table:table-cell table:style-name="ce5"/>
          <table:table-cell table:formula="of:=LEFT([.C23];SEARCH(&quot;,&quot;;[.C23])-1)" office:value-type="string" office:string-value="ema20" calcext:value-type="string">
            <text:p>ema20</text:p>
          </table:table-cell>
          <table:table-cell table:formula="of:=LEFT(REPLACE([.C23];1;LEN([.H23]) +1; &quot;&quot;); SEARCH(&quot;,&quot;;REPLACE([.C23];1;LEN([.H23]) +1; &quot;&quot;))-1)" office:value-type="string" office:string-value="nbias6" calcext:value-type="string">
            <text:p>nbias6</text:p>
          </table:table-cell>
          <table:table-cell table:formula="of:=REPLACE([.C23];1;LEN([.H23]) + LEN([.I23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20,d,k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275401" calcext:value-type="float">
            <text:p>0.275401</text:p>
          </table:table-cell>
          <table:table-cell office:value-type="float" office:value="14.798294" calcext:value-type="float">
            <text:p>14.798294</text:p>
          </table:table-cell>
          <table:table-cell table:style-name="ce5"/>
          <table:table-cell table:formula="of:=LEFT([.C24];SEARCH(&quot;,&quot;;[.C24])-1)" office:value-type="string" office:string-value="ema20" calcext:value-type="string">
            <text:p>ema20</text:p>
          </table:table-cell>
          <table:table-cell table:formula="of:=LEFT(REPLACE([.C24];1;LEN([.H24]) +1; &quot;&quot;); SEARCH(&quot;,&quot;;REPLACE([.C24];1;LEN([.H24]) +1; &quot;&quot;))-1)" office:value-type="string" office:string-value="d" calcext:value-type="string">
            <text:p>d</text:p>
          </table:table-cell>
          <table:table-cell table:formula="of:=REPLACE([.C24];1;LEN([.H24]) + LEN([.I24])+2; &quot;&quot;)" office:value-type="string" office:string-value="k" calcext:value-type="string">
            <text:p>k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rocr,ema3_slope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498865" calcext:value-type="float">
            <text:p>0.498865</text:p>
          </table:table-cell>
          <table:table-cell office:value-type="float" office:value="14.776534" calcext:value-type="float">
            <text:p>14.776534</text:p>
          </table:table-cell>
          <table:table-cell table:style-name="ce5"/>
          <table:table-cell table:formula="of:=LEFT([.C25];SEARCH(&quot;,&quot;;[.C25])-1)" office:value-type="string" office:string-value="ema20" calcext:value-type="string">
            <text:p>ema20</text:p>
          </table:table-cell>
          <table:table-cell table:formula="of:=LEFT(REPLACE([.C25];1;LEN([.H25]) +1; &quot;&quot;); SEARCH(&quot;,&quot;;REPLACE([.C25];1;LEN([.H25]) +1; &quot;&quot;))-1)" office:value-type="string" office:string-value="rocr" calcext:value-type="string">
            <text:p>rocr</text:p>
          </table:table-cell>
          <table:table-cell table:formula="of:=REPLACE([.C25];1;LEN([.H25]) + LEN([.I25])+2; &quot;&quot;)" office:value-type="string" office:string-value="ema3_slope" calcext:value-type="string">
            <text:p>ema3_slop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20,ema30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324102" calcext:value-type="float">
            <text:p>0.324102</text:p>
          </table:table-cell>
          <table:table-cell office:value-type="float" office:value="14.774569" calcext:value-type="float">
            <text:p>14.774569</text:p>
          </table:table-cell>
          <table:table-cell table:style-name="ce5"/>
          <table:table-cell table:formula="of:=LEFT([.C26];SEARCH(&quot;,&quot;;[.C26])-1)" office:value-type="string" office:string-value="nbias3" calcext:value-type="string">
            <text:p>nbias3</text:p>
          </table:table-cell>
          <table:table-cell table:formula="of:=LEFT(REPLACE([.C26];1;LEN([.H26]) +1; &quot;&quot;); SEARCH(&quot;,&quot;;REPLACE([.C26];1;LEN([.H26]) +1; &quot;&quot;))-1)" office:value-type="string" office:string-value="ema20" calcext:value-type="string">
            <text:p>ema20</text:p>
          </table:table-cell>
          <table:table-cell table:formula="of:=REPLACE([.C26];1;LEN([.H26]) + LEN([.I26])+2; &quot;&quot;)" office:value-type="string" office:string-value="ema30" calcext:value-type="string">
            <text:p>ema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rocr,d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509923" calcext:value-type="float">
            <text:p>0.509923</text:p>
          </table:table-cell>
          <table:table-cell office:value-type="float" office:value="14.756872" calcext:value-type="float">
            <text:p>14.756872</text:p>
          </table:table-cell>
          <table:table-cell table:style-name="ce5"/>
          <table:table-cell table:formula="of:=LEFT([.C27];SEARCH(&quot;,&quot;;[.C27])-1)" office:value-type="string" office:string-value="ema20" calcext:value-type="string">
            <text:p>ema20</text:p>
          </table:table-cell>
          <table:table-cell table:formula="of:=LEFT(REPLACE([.C27];1;LEN([.H27]) +1; &quot;&quot;); SEARCH(&quot;,&quot;;REPLACE([.C27];1;LEN([.H27]) +1; &quot;&quot;))-1)" office:value-type="string" office:string-value="rocr" calcext:value-type="string">
            <text:p>rocr</text:p>
          </table:table-cell>
          <table:table-cell table:formula="of:=REPLACE([.C27];1;LEN([.H27]) + LEN([.I27])+2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k,macdsignal1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154014" calcext:value-type="float">
            <text:p>0.154014</text:p>
          </table:table-cell>
          <table:table-cell office:value-type="float" office:value="14.74205" calcext:value-type="float">
            <text:p>14.74205</text:p>
          </table:table-cell>
          <table:table-cell table:style-name="ce5"/>
          <table:table-cell table:formula="of:=LEFT([.C28];SEARCH(&quot;,&quot;;[.C28])-1)" office:value-type="string" office:string-value="ema5" calcext:value-type="string">
            <text:p>ema5</text:p>
          </table:table-cell>
          <table:table-cell table:formula="of:=LEFT(REPLACE([.C28];1;LEN([.H28]) +1; &quot;&quot;); SEARCH(&quot;,&quot;;REPLACE([.C28];1;LEN([.H28]) +1; &quot;&quot;))-1)" office:value-type="string" office:string-value="k" calcext:value-type="string">
            <text:p>k</text:p>
          </table:table-cell>
          <table:table-cell table:formula="of:=REPLACE([.C28];1;LEN([.H28]) + LEN([.I28])+2; &quot;&quot;)" office:value-type="string" office:string-value="macdsignal1" calcext:value-type="string">
            <text:p>macdsignal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bias6,ema3_slope,macdsignal1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158357" calcext:value-type="float">
            <text:p>0.158357</text:p>
          </table:table-cell>
          <table:table-cell office:value-type="float" office:value="14.740844" calcext:value-type="float">
            <text:p>14.740844</text:p>
          </table:table-cell>
          <table:table-cell table:style-name="ce5"/>
          <table:table-cell table:formula="of:=LEFT([.C29];SEARCH(&quot;,&quot;;[.C29])-1)" office:value-type="string" office:string-value="nbias6" calcext:value-type="string">
            <text:p>nbias6</text:p>
          </table:table-cell>
          <table:table-cell table:formula="of:=LEFT(REPLACE([.C29];1;LEN([.H29]) +1; &quot;&quot;); SEARCH(&quot;,&quot;;REPLACE([.C29];1;LEN([.H29]) +1; &quot;&quot;))-1)" office:value-type="string" office:string-value="ema3_slope" calcext:value-type="string">
            <text:p>ema3_slope</text:p>
          </table:table-cell>
          <table:table-cell table:formula="of:=REPLACE([.C29];1;LEN([.H29]) + LEN([.I29])+2; &quot;&quot;)" office:value-type="string" office:string-value="macdsignal1" calcext:value-type="string">
            <text:p>macdsignal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20,d,ema30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14.638827" calcext:value-type="float">
            <text:p>14.638827</text:p>
          </table:table-cell>
          <table:table-cell table:style-name="ce5"/>
          <table:table-cell table:formula="of:=LEFT([.C30];SEARCH(&quot;,&quot;;[.C30])-1)" office:value-type="string" office:string-value="ema20" calcext:value-type="string">
            <text:p>ema20</text:p>
          </table:table-cell>
          <table:table-cell table:formula="of:=LEFT(REPLACE([.C30];1;LEN([.H30]) +1; &quot;&quot;); SEARCH(&quot;,&quot;;REPLACE([.C30];1;LEN([.H30]) +1; &quot;&quot;))-1)" office:value-type="string" office:string-value="d" calcext:value-type="string">
            <text:p>d</text:p>
          </table:table-cell>
          <table:table-cell table:formula="of:=REPLACE([.C30];1;LEN([.H30]) + LEN([.I30])+2; &quot;&quot;)" office:value-type="string" office:string-value="ema30" calcext:value-type="string">
            <text:p>ema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f,ema3_slope,ema30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167094" calcext:value-type="float">
            <text:p>0.167094</text:p>
          </table:table-cell>
          <table:table-cell office:value-type="float" office:value="14.610058" calcext:value-type="float">
            <text:p>14.610058</text:p>
          </table:table-cell>
          <table:table-cell table:style-name="ce5"/>
          <table:table-cell table:formula="of:=LEFT([.C31];SEARCH(&quot;,&quot;;[.C31])-1)" office:value-type="string" office:string-value="dif" calcext:value-type="string">
            <text:p>dif</text:p>
          </table:table-cell>
          <table:table-cell table:formula="of:=LEFT(REPLACE([.C31];1;LEN([.H31]) +1; &quot;&quot;); SEARCH(&quot;,&quot;;REPLACE([.C31];1;LEN([.H31]) +1; &quot;&quot;))-1)" office:value-type="string" office:string-value="ema3_slope" calcext:value-type="string">
            <text:p>ema3_slope</text:p>
          </table:table-cell>
          <table:table-cell table:formula="of:=REPLACE([.C31];1;LEN([.H31]) + LEN([.I31])+2; &quot;&quot;)" office:value-type="string" office:string-value="ema30" calcext:value-type="string">
            <text:p>ema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,ema3_slope,rsi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77747" calcext:value-type="float">
            <text:p>0.377747</text:p>
          </table:table-cell>
          <table:table-cell office:value-type="float" office:value="14.591113" calcext:value-type="float">
            <text:p>14.591113</text:p>
          </table:table-cell>
          <table:table-cell table:style-name="ce5"/>
          <table:table-cell table:formula="of:=LEFT([.C32];SEARCH(&quot;,&quot;;[.C32])-1)" office:value-type="string" office:string-value="dif" calcext:value-type="string">
            <text:p>dif</text:p>
          </table:table-cell>
          <table:table-cell table:formula="of:=LEFT(REPLACE([.C32];1;LEN([.H32]) +1; &quot;&quot;); SEARCH(&quot;,&quot;;REPLACE([.C32];1;LEN([.H32]) +1; &quot;&quot;))-1)" office:value-type="string" office:string-value="ema3_slope" calcext:value-type="string">
            <text:p>ema3_slope</text:p>
          </table:table-cell>
          <table:table-cell table:formula="of:=REPLACE([.C32];1;LEN([.H32]) + LEN([.I32])+2; &quot;&quot;)" office:value-type="string" office:string-value="rsi" calcext:value-type="string">
            <text:p>rs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dif,ema2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314355" calcext:value-type="float">
            <text:p>0.314355</text:p>
          </table:table-cell>
          <table:table-cell office:value-type="float" office:value="14.535264" calcext:value-type="float">
            <text:p>14.535264</text:p>
          </table:table-cell>
          <table:table-cell table:style-name="ce5"/>
          <table:table-cell table:formula="of:=LEFT([.C33];SEARCH(&quot;,&quot;;[.C33])-1)" office:value-type="string" office:string-value="ema5" calcext:value-type="string">
            <text:p>ema5</text:p>
          </table:table-cell>
          <table:table-cell table:formula="of:=LEFT(REPLACE([.C33];1;LEN([.H33]) +1; &quot;&quot;); SEARCH(&quot;,&quot;;REPLACE([.C33];1;LEN([.H33]) +1; &quot;&quot;))-1)" office:value-type="string" office:string-value="dif" calcext:value-type="string">
            <text:p>dif</text:p>
          </table:table-cell>
          <table:table-cell table:formula="of:=REPLACE([.C33];1;LEN([.H33]) + LEN([.I33])+2; &quot;&quot;)" office:value-type="string" office:string-value="ema20" calcext:value-type="string">
            <text:p>ema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dif,macd1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263685" calcext:value-type="float">
            <text:p>0.263685</text:p>
          </table:table-cell>
          <table:table-cell office:value-type="float" office:value="14.50701" calcext:value-type="float">
            <text:p>14.50701</text:p>
          </table:table-cell>
          <table:table-cell table:style-name="ce5"/>
          <table:table-cell table:formula="of:=LEFT([.C34];SEARCH(&quot;,&quot;;[.C34])-1)" office:value-type="string" office:string-value="ema5" calcext:value-type="string">
            <text:p>ema5</text:p>
          </table:table-cell>
          <table:table-cell table:formula="of:=LEFT(REPLACE([.C34];1;LEN([.H34]) +1; &quot;&quot;); SEARCH(&quot;,&quot;;REPLACE([.C34];1;LEN([.H34]) +1; &quot;&quot;))-1)" office:value-type="string" office:string-value="dif" calcext:value-type="string">
            <text:p>dif</text:p>
          </table:table-cell>
          <table:table-cell table:formula="of:=REPLACE([.C34];1;LEN([.H34]) + LEN([.I34])+2; &quot;&quot;)" office:value-type="string" office:string-value="macd1" calcext:value-type="string">
            <text:p>macd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20,nbias6,rocr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64723" calcext:value-type="float">
            <text:p>0.464723</text:p>
          </table:table-cell>
          <table:table-cell office:value-type="float" office:value="14.496088" calcext:value-type="float">
            <text:p>14.496088</text:p>
          </table:table-cell>
          <table:table-cell table:style-name="ce5"/>
          <table:table-cell table:formula="of:=LEFT([.C35];SEARCH(&quot;,&quot;;[.C35])-1)" office:value-type="string" office:string-value="ema20" calcext:value-type="string">
            <text:p>ema20</text:p>
          </table:table-cell>
          <table:table-cell table:formula="of:=LEFT(REPLACE([.C35];1;LEN([.H35]) +1; &quot;&quot;); SEARCH(&quot;,&quot;;REPLACE([.C35];1;LEN([.H35]) +1; &quot;&quot;))-1)" office:value-type="string" office:string-value="nbias6" calcext:value-type="string">
            <text:p>nbias6</text:p>
          </table:table-cell>
          <table:table-cell table:formula="of:=REPLACE([.C35];1;LEN([.H35]) + LEN([.I35])+2; &quot;&quot;)" office:value-type="string" office:string-value="rocr" calcext:value-type="string">
            <text:p>rocr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5/21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0,ppo,rsi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144189" calcext:value-type="float">
            <text:p>0.144189</text:p>
          </table:table-cell>
          <table:table-cell office:value-type="float" office:value="14.703808" calcext:value-type="float">
            <text:p>14.703808</text:p>
          </table:table-cell>
          <table:table-cell/>
          <table:table-cell table:formula="of:=LEFT([.C39];SEARCH(&quot;,&quot;;[.C39])-1)" office:value-type="string" office:string-value="ema30" calcext:value-type="string">
            <text:p>ema30</text:p>
          </table:table-cell>
          <table:table-cell table:formula="of:=LEFT(REPLACE([.C39];1;LEN([.H39]) +1; &quot;&quot;); SEARCH(&quot;,&quot;;REPLACE([.C39];1;LEN([.H39]) +1; &quot;&quot;))-1)" office:value-type="string" office:string-value="ppo" calcext:value-type="string">
            <text:p>ppo</text:p>
          </table:table-cell>
          <table:table-cell table:formula="of:=REPLACE([.C39];1;LEN([.H39]) + LEN([.I39])+2; &quot;&quot;)" office:value-type="string" office:string-value="rsi" calcext:value-type="string">
            <text:p>rs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5,nbias20,bias_ma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56832" calcext:value-type="float">
            <text:p>0.156832</text:p>
          </table:table-cell>
          <table:table-cell office:value-type="float" office:value="14.610322" calcext:value-type="float">
            <text:p>14.610322</text:p>
          </table:table-cell>
          <table:table-cell/>
          <table:table-cell table:formula="of:=LEFT([.C40];SEARCH(&quot;,&quot;;[.C40])-1)" office:value-type="string" office:string-value="ema5" calcext:value-type="string">
            <text:p>ema5</text:p>
          </table:table-cell>
          <table:table-cell table:formula="of:=LEFT(REPLACE([.C40];1;LEN([.H40]) +1; &quot;&quot;); SEARCH(&quot;,&quot;;REPLACE([.C40];1;LEN([.H40]) +1; &quot;&quot;))-1)" office:value-type="string" office:string-value="nbias20" calcext:value-type="string">
            <text:p>nbias20</text:p>
          </table:table-cell>
          <table:table-cell table:formula="of:=REPLACE([.C40];1;LEN([.H40]) + LEN([.I40])+2; &quot;&quot;)" office:value-type="string" office:string-value="bias_ma" calcext:value-type="string">
            <text:p>bias_m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,rocr,ema20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082708" calcext:value-type="float">
            <text:p>0.082708</text:p>
          </table:table-cell>
          <table:table-cell office:value-type="float" office:value="14.443366" calcext:value-type="float">
            <text:p>14.443366</text:p>
          </table:table-cell>
          <table:table-cell/>
          <table:table-cell table:formula="of:=LEFT([.C41];SEARCH(&quot;,&quot;;[.C41])-1)" office:value-type="string" office:string-value="ema3" calcext:value-type="string">
            <text:p>ema3</text:p>
          </table:table-cell>
          <table:table-cell table:formula="of:=LEFT(REPLACE([.C41];1;LEN([.H41]) +1; &quot;&quot;); SEARCH(&quot;,&quot;;REPLACE([.C41];1;LEN([.H41]) +1; &quot;&quot;))-1)" office:value-type="string" office:string-value="rocr" calcext:value-type="string">
            <text:p>rocr</text:p>
          </table:table-cell>
          <table:table-cell table:formula="of:=REPLACE([.C41];1;LEN([.H41]) + LEN([.I41])+2; &quot;&quot;)" office:value-type="string" office:string-value="ema20" calcext:value-type="string">
            <text:p>ema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nbias20,rocr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181161" calcext:value-type="float">
            <text:p>0.181161</text:p>
          </table:table-cell>
          <table:table-cell office:value-type="float" office:value="14.42263" calcext:value-type="float">
            <text:p>14.42263</text:p>
          </table:table-cell>
          <table:table-cell/>
          <table:table-cell table:formula="of:=LEFT([.C42];SEARCH(&quot;,&quot;;[.C42])-1)" office:value-type="string" office:string-value="ema5" calcext:value-type="string">
            <text:p>ema5</text:p>
          </table:table-cell>
          <table:table-cell table:formula="of:=LEFT(REPLACE([.C42];1;LEN([.H42]) +1; &quot;&quot;); SEARCH(&quot;,&quot;;REPLACE([.C42];1;LEN([.H42]) +1; &quot;&quot;))-1)" office:value-type="string" office:string-value="nbias20" calcext:value-type="string">
            <text:p>nbias20</text:p>
          </table:table-cell>
          <table:table-cell table:formula="of:=REPLACE([.C42];1;LEN([.H42]) + LEN([.I42])+2; &quot;&quot;)" office:value-type="string" office:string-value="rocr" calcext:value-type="string">
            <text:p>roc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5,dif,nbias20</text:p>
          </table:table-cell>
          <table:table-cell office:value-type="float" office:value="0.6" calcext:value-type="float">
            <text:p>0.6</text:p>
          </table:table-cell>
          <table:table-cell office:value-type="float" office:value="0.235948" calcext:value-type="float">
            <text:p>0.235948</text:p>
          </table:table-cell>
          <table:table-cell office:value-type="float" office:value="14.41694" calcext:value-type="float">
            <text:p>14.41694</text:p>
          </table:table-cell>
          <table:table-cell/>
          <table:table-cell table:formula="of:=LEFT([.C43];SEARCH(&quot;,&quot;;[.C43])-1)" office:value-type="string" office:string-value="ema5" calcext:value-type="string">
            <text:p>ema5</text:p>
          </table:table-cell>
          <table:table-cell table:formula="of:=LEFT(REPLACE([.C43];1;LEN([.H43]) +1; &quot;&quot;); SEARCH(&quot;,&quot;;REPLACE([.C43];1;LEN([.H43]) +1; &quot;&quot;))-1)" office:value-type="string" office:string-value="dif" calcext:value-type="string">
            <text:p>dif</text:p>
          </table:table-cell>
          <table:table-cell table:formula="of:=REPLACE([.C43];1;LEN([.H43]) + LEN([.I43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,rocr,nbias3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237564" calcext:value-type="float">
            <text:p>0.237564</text:p>
          </table:table-cell>
          <table:table-cell office:value-type="float" office:value="14.412674" calcext:value-type="float">
            <text:p>14.412674</text:p>
          </table:table-cell>
          <table:table-cell/>
          <table:table-cell table:formula="of:=LEFT([.C44];SEARCH(&quot;,&quot;;[.C44])-1)" office:value-type="string" office:string-value="ema10" calcext:value-type="string">
            <text:p>ema10</text:p>
          </table:table-cell>
          <table:table-cell table:formula="of:=LEFT(REPLACE([.C44];1;LEN([.H44]) +1; &quot;&quot;); SEARCH(&quot;,&quot;;REPLACE([.C44];1;LEN([.H44]) +1; &quot;&quot;))-1)" office:value-type="string" office:string-value="rocr" calcext:value-type="string">
            <text:p>rocr</text:p>
          </table:table-cell>
          <table:table-cell table:formula="of:=REPLACE([.C44];1;LEN([.H44]) + LEN([.I44])+2; &quot;&quot;)" office:value-type="string" office:string-value="nbias3" calcext:value-type="string">
            <text:p>nbias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,rsi,d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136223" calcext:value-type="float">
            <text:p>0.136223</text:p>
          </table:table-cell>
          <table:table-cell office:value-type="float" office:value="14.412551" calcext:value-type="float">
            <text:p>14.412551</text:p>
          </table:table-cell>
          <table:table-cell/>
          <table:table-cell table:formula="of:=LEFT([.C45];SEARCH(&quot;,&quot;;[.C45])-1)" office:value-type="string" office:string-value="ema3" calcext:value-type="string">
            <text:p>ema3</text:p>
          </table:table-cell>
          <table:table-cell table:formula="of:=LEFT(REPLACE([.C45];1;LEN([.H45]) +1; &quot;&quot;); SEARCH(&quot;,&quot;;REPLACE([.C45];1;LEN([.H45]) +1; &quot;&quot;))-1)" office:value-type="string" office:string-value="rsi" calcext:value-type="string">
            <text:p>rsi</text:p>
          </table:table-cell>
          <table:table-cell table:formula="of:=REPLACE([.C45];1;LEN([.H45]) + LEN([.I45])+2; &quot;&quot;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dhist1,ema3,rocr</text:p>
          </table:table-cell>
          <table:table-cell office:value-type="float" office:value="0.6" calcext:value-type="float">
            <text:p>0.6</text:p>
          </table:table-cell>
          <table:table-cell office:value-type="float" office:value="0.22226" calcext:value-type="float">
            <text:p>0.22226</text:p>
          </table:table-cell>
          <table:table-cell office:value-type="float" office:value="14.405631" calcext:value-type="float">
            <text:p>14.405631</text:p>
          </table:table-cell>
          <table:table-cell/>
          <table:table-cell table:formula="of:=LEFT([.C46];SEARCH(&quot;,&quot;;[.C46])-1)" office:value-type="string" office:string-value="macdhist1" calcext:value-type="string">
            <text:p>macdhist1</text:p>
          </table:table-cell>
          <table:table-cell table:formula="of:=LEFT(REPLACE([.C46];1;LEN([.H46]) +1; &quot;&quot;); SEARCH(&quot;,&quot;;REPLACE([.C46];1;LEN([.H46]) +1; &quot;&quot;))-1)" office:value-type="string" office:string-value="ema3" calcext:value-type="string">
            <text:p>ema3</text:p>
          </table:table-cell>
          <table:table-cell table:formula="of:=REPLACE([.C46];1;LEN([.H46]) + LEN([.I46])+2; &quot;&quot;)" office:value-type="string" office:string-value="rocr" calcext:value-type="string">
            <text:p>roc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,rocr,macdhist1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272497" calcext:value-type="float">
            <text:p>0.272497</text:p>
          </table:table-cell>
          <table:table-cell office:value-type="float" office:value="14.348622" calcext:value-type="float">
            <text:p>14.348622</text:p>
          </table:table-cell>
          <table:table-cell/>
          <table:table-cell table:formula="of:=LEFT([.C47];SEARCH(&quot;,&quot;;[.C47])-1)" office:value-type="string" office:string-value="ema10" calcext:value-type="string">
            <text:p>ema10</text:p>
          </table:table-cell>
          <table:table-cell table:formula="of:=LEFT(REPLACE([.C47];1;LEN([.H47]) +1; &quot;&quot;); SEARCH(&quot;,&quot;;REPLACE([.C47];1;LEN([.H47]) +1; &quot;&quot;))-1)" office:value-type="string" office:string-value="rocr" calcext:value-type="string">
            <text:p>rocr</text:p>
          </table:table-cell>
          <table:table-cell table:formula="of:=REPLACE([.C47];1;LEN([.H47]) + LEN([.I47])+2; &quot;&quot;)" office:value-type="string" office:string-value="macdhist1" calcext:value-type="string">
            <text:p>macdhist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o,ema5,nbias2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155318" calcext:value-type="float">
            <text:p>0.155318</text:p>
          </table:table-cell>
          <table:table-cell office:value-type="float" office:value="14.320501" calcext:value-type="float">
            <text:p>14.320501</text:p>
          </table:table-cell>
          <table:table-cell/>
          <table:table-cell table:formula="of:=LEFT([.C48];SEARCH(&quot;,&quot;;[.C48])-1)" office:value-type="string" office:string-value="cmo" calcext:value-type="string">
            <text:p>cmo</text:p>
          </table:table-cell>
          <table:table-cell table:formula="of:=LEFT(REPLACE([.C48];1;LEN([.H48]) +1; &quot;&quot;); SEARCH(&quot;,&quot;;REPLACE([.C48];1;LEN([.H48]) +1; &quot;&quot;))-1)" office:value-type="string" office:string-value="ema5" calcext:value-type="string">
            <text:p>ema5</text:p>
          </table:table-cell>
          <table:table-cell table:formula="of:=REPLACE([.C48];1;LEN([.H48]) + LEN([.I48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,rocr,nbias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19222" calcext:value-type="float">
            <text:p>0.219222</text:p>
          </table:table-cell>
          <table:table-cell office:value-type="float" office:value="14.273861" calcext:value-type="float">
            <text:p>14.273861</text:p>
          </table:table-cell>
          <table:table-cell/>
          <table:table-cell table:formula="of:=LEFT([.C49];SEARCH(&quot;,&quot;;[.C49])-1)" office:value-type="string" office:string-value="ema3" calcext:value-type="string">
            <text:p>ema3</text:p>
          </table:table-cell>
          <table:table-cell table:formula="of:=LEFT(REPLACE([.C49];1;LEN([.H49]) +1; &quot;&quot;); SEARCH(&quot;,&quot;;REPLACE([.C49];1;LEN([.H49]) +1; &quot;&quot;))-1)" office:value-type="string" office:string-value="rocr" calcext:value-type="string">
            <text:p>rocr</text:p>
          </table:table-cell>
          <table:table-cell table:formula="of:=REPLACE([.C49];1;LEN([.H49]) + LEN([.I49])+2; &quot;&quot;)" office:value-type="string" office:string-value="nbias3" calcext:value-type="string">
            <text:p>nbias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0,ppo,rocr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314545" calcext:value-type="float">
            <text:p>0.314545</text:p>
          </table:table-cell>
          <table:table-cell office:value-type="float" office:value="14.246126" calcext:value-type="float">
            <text:p>14.246126</text:p>
          </table:table-cell>
          <table:table-cell/>
          <table:table-cell table:formula="of:=LEFT([.C50];SEARCH(&quot;,&quot;;[.C50])-1)" office:value-type="string" office:string-value="ema30" calcext:value-type="string">
            <text:p>ema30</text:p>
          </table:table-cell>
          <table:table-cell table:formula="of:=LEFT(REPLACE([.C50];1;LEN([.H50]) +1; &quot;&quot;); SEARCH(&quot;,&quot;;REPLACE([.C50];1;LEN([.H50]) +1; &quot;&quot;))-1)" office:value-type="string" office:string-value="ppo" calcext:value-type="string">
            <text:p>ppo</text:p>
          </table:table-cell>
          <table:table-cell table:formula="of:=REPLACE([.C50];1;LEN([.H50]) + LEN([.I50])+2; &quot;&quot;)" office:value-type="string" office:string-value="rocr" calcext:value-type="string">
            <text:p>roc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rocr,nbias20</text:p>
          </table:table-cell>
          <table:table-cell office:value-type="float" office:value="0.6" calcext:value-type="float">
            <text:p>0.6</text:p>
          </table:table-cell>
          <table:table-cell office:value-type="float" office:value="0.113256" calcext:value-type="float">
            <text:p>0.113256</text:p>
          </table:table-cell>
          <table:table-cell office:value-type="float" office:value="14.22982" calcext:value-type="float">
            <text:p>14.22982</text:p>
          </table:table-cell>
          <table:table-cell/>
          <table:table-cell table:formula="of:=LEFT([.C51];SEARCH(&quot;,&quot;;[.C51])-1)" office:value-type="string" office:string-value="ema10" calcext:value-type="string">
            <text:p>ema10</text:p>
          </table:table-cell>
          <table:table-cell table:formula="of:=LEFT(REPLACE([.C51];1;LEN([.H51]) +1; &quot;&quot;); SEARCH(&quot;,&quot;;REPLACE([.C51];1;LEN([.H51]) +1; &quot;&quot;))-1)" office:value-type="string" office:string-value="rocr" calcext:value-type="string">
            <text:p>rocr</text:p>
          </table:table-cell>
          <table:table-cell table:formula="of:=REPLACE([.C51];1;LEN([.H51]) + LEN([.I51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,rocr,nbias20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086171" calcext:value-type="float">
            <text:p>0.086171</text:p>
          </table:table-cell>
          <table:table-cell office:value-type="float" office:value="14.215912" calcext:value-type="float">
            <text:p>14.215912</text:p>
          </table:table-cell>
          <table:table-cell/>
          <table:table-cell table:formula="of:=LEFT([.C52];SEARCH(&quot;,&quot;;[.C52])-1)" office:value-type="string" office:string-value="ema3" calcext:value-type="string">
            <text:p>ema3</text:p>
          </table:table-cell>
          <table:table-cell table:formula="of:=LEFT(REPLACE([.C52];1;LEN([.H52]) +1; &quot;&quot;); SEARCH(&quot;,&quot;;REPLACE([.C52];1;LEN([.H52]) +1; &quot;&quot;))-1)" office:value-type="string" office:string-value="rocr" calcext:value-type="string">
            <text:p>rocr</text:p>
          </table:table-cell>
          <table:table-cell table:formula="of:=REPLACE([.C52];1;LEN([.H52]) + LEN([.I52])+2; &quot;&quot;)" office:value-type="string" office:string-value="nbias20" calcext:value-type="string">
            <text:p>nbias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10,rocr,d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14.170402" calcext:value-type="float">
            <text:p>14.170402</text:p>
          </table:table-cell>
          <table:table-cell/>
          <table:table-cell table:formula="of:=LEFT([.C53];SEARCH(&quot;,&quot;;[.C53])-1)" office:value-type="string" office:string-value="ema10" calcext:value-type="string">
            <text:p>ema10</text:p>
          </table:table-cell>
          <table:table-cell table:formula="of:=LEFT(REPLACE([.C53];1;LEN([.H53]) +1; &quot;&quot;); SEARCH(&quot;,&quot;;REPLACE([.C53];1;LEN([.H53]) +1; &quot;&quot;))-1)" office:value-type="string" office:string-value="rocr" calcext:value-type="string">
            <text:p>rocr</text:p>
          </table:table-cell>
          <table:table-cell table:formula="of:=REPLACE([.C53];1;LEN([.H53]) + LEN([.I53])+2; &quot;&quot;)" office:value-type="string" office:string-value="d" calcext:value-type="string">
            <text:p>d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5/14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20,dif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807161" calcext:value-type="float">
            <text:p>0.807161</text:p>
          </table:table-cell>
          <table:table-cell office:value-type="float" office:value="14.672783" calcext:value-type="float">
            <text:p>14.67278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r,rsi,macdhist1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111387" calcext:value-type="float">
            <text:p>0.111387</text:p>
          </table:table-cell>
          <table:table-cell office:value-type="float" office:value="14.626558" calcext:value-type="float">
            <text:p>14.62655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,ema30,ema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48211" calcext:value-type="float">
            <text:p>0.448211</text:p>
          </table:table-cell>
          <table:table-cell office:value-type="float" office:value="14.591119" calcext:value-type="float">
            <text:p>14.5911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,d</text:p>
          </table:table-cell>
          <table:table-cell office:value-type="float" office:value="0.6" calcext:value-type="float">
            <text:p>0.6</text:p>
          </table:table-cell>
          <table:table-cell office:value-type="float" office:value="0.64387" calcext:value-type="float">
            <text:p>0.64387</text:p>
          </table:table-cell>
          <table:table-cell office:value-type="float" office:value="14.552503" calcext:value-type="float">
            <text:p>14.55250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,ema30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896237" calcext:value-type="float">
            <text:p>0.896237</text:p>
          </table:table-cell>
          <table:table-cell office:value-type="float" office:value="14.49227" calcext:value-type="float">
            <text:p>14.4922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,ppo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1.423114" calcext:value-type="float">
            <text:p>1.423114</text:p>
          </table:table-cell>
          <table:table-cell office:value-type="float" office:value="14.488909" calcext:value-type="float">
            <text:p>14.48890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10_slope,ema10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224449" calcext:value-type="float">
            <text:p>0.224449</text:p>
          </table:table-cell>
          <table:table-cell office:value-type="float" office:value="14.483497" calcext:value-type="float">
            <text:p>14.48349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3_slope,ema10,nbias20</text:p>
          </table:table-cell>
          <table:table-cell office:value-type="float" office:value="0.6" calcext:value-type="float">
            <text:p>0.6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14.48243" calcext:value-type="float">
            <text:p>14.4824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ias3,ema30,bias_ma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1.184806" calcext:value-type="float">
            <text:p>1.184806</text:p>
          </table:table-cell>
          <table:table-cell office:value-type="float" office:value="14.458607" calcext:value-type="float">
            <text:p>14.45860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,ema3,nbias20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233983" calcext:value-type="float">
            <text:p>0.233983</text:p>
          </table:table-cell>
          <table:table-cell office:value-type="float" office:value="14.442695" calcext:value-type="float">
            <text:p>14.44269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3_slope,ema20,d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808122" calcext:value-type="float">
            <text:p>0.808122</text:p>
          </table:table-cell>
          <table:table-cell office:value-type="float" office:value="14.421408" calcext:value-type="float">
            <text:p>14.42140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_slope,rocr,bias_3_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189689" calcext:value-type="float">
            <text:p>0.189689</text:p>
          </table:table-cell>
          <table:table-cell office:value-type="float" office:value="14.40127" calcext:value-type="float">
            <text:p>14.4012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r,nbias3,ema3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254269" calcext:value-type="float">
            <text:p>0.254269</text:p>
          </table:table-cell>
          <table:table-cell office:value-type="float" office:value="14.377711" calcext:value-type="float">
            <text:p>14.3777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10_slope,rocr,macd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299331" calcext:value-type="float">
            <text:p>0.299331</text:p>
          </table:table-cell>
          <table:table-cell office:value-type="float" office:value="14.371512" calcext:value-type="float">
            <text:p>14.3715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,ema30,ema5</text:p>
          </table:table-cell>
          <table:table-cell office:value-type="float" office:value="0.588889" calcext:value-type="float">
            <text:p>0.588889</text:p>
          </table:table-cell>
          <table:table-cell office:value-type="float" office:value="0.417196" calcext:value-type="float">
            <text:p>0.417196</text:p>
          </table:table-cell>
          <table:table-cell office:value-type="float" office:value="14.35159" calcext:value-type="float">
            <text:p>14.35159</text:p>
          </table:table-cell>
          <table:table-cell/>
          <table:table-cell table:style-name="Default"/>
          <table:table-cell table:number-columns-repeated="2"/>
        </table:table-row>
      </table:table>
      <table:table table:name="3-features-hist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feature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ias_ma</text:p>
          </table:table-cell>
          <table:table-cell table:formula="of:=COUNTIF([.$A2:.$A$136];&quot;=&quot; &amp; [.A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cmo</text:p>
          </table:table-cell>
          <table:table-cell table:formula="of:=COUNTIF([.$A3:.$A$136];&quot;=&quot; &amp; [.A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table:formula="of:=COUNTIF([.$A4:.$A$136];&quot;=&quot; &amp; [.A4]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d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dif</text:p>
          </table:table-cell>
          <table:table-cell table:formula="of:=COUNTIF([.$A10:.$A$136];&quot;=&quot; &amp; [.A10])" office:value-type="float" office:value="7" calcext:value-type="float">
            <text:p>7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dif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if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if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if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if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dif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ema10</text:p>
          </table:table-cell>
          <table:table-cell table:formula="of:=COUNTIF([.$A17:.$A$136];&quot;=&quot; &amp; [.A17]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ema1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1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1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1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1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ma10_slope</text:p>
          </table:table-cell>
          <table:table-cell table:formula="of:=COUNTIF([.$A23:.$A$136];&quot;=&quot; &amp; [.A23])"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ema10_slop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ema20</text:p>
          </table:table-cell>
          <table:table-cell table:formula="of:=COUNTIF([.$A25:.$A$136];&quot;=&quot; &amp; [.A25])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2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ema3</text:p>
          </table:table-cell>
          <table:table-cell table:formula="of:=COUNTIF([.$A39:.$A$136];&quot;=&quot; &amp; [.A39]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ema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ema3_slope</text:p>
          </table:table-cell>
          <table:table-cell table:formula="of:=COUNTIF([.$A45:.$A$136];&quot;=&quot; &amp; [.A45])" office:value-type="float" office:value="5" calcext:value-type="float">
            <text:p>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ema3_slop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_slop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_slop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_slop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ema30</text:p>
          </table:table-cell>
          <table:table-cell table:formula="of:=COUNTIF([.$A50:.$A$136];&quot;=&quot; &amp; [.A50])" office:value-type="float" office:value="14" calcext:value-type="float">
            <text:p>14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30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3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3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ema5</text:p>
          </table:table-cell>
          <table:table-cell table:formula="of:=COUNTIF([.$A64:.$A$136];&quot;=&quot; &amp; [.A64])" office:value-type="float" office:value="9" calcext:value-type="float">
            <text:p>9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5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ema5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ema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ema5_slope</text:p>
          </table:table-cell>
          <table:table-cell table:formula="of:=COUNTIF([.$A73:.$A$136];&quot;=&quot; &amp; [.A73])"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ema5_slop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ema5_slo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COUNTIF([.$A76:.$A$136];&quot;=&quot; &amp; [.A76])"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macd1</text:p>
          </table:table-cell>
          <table:table-cell table:formula="of:=COUNTIF([.$A79:.$A$136];&quot;=&quot; &amp; [.A79])" office:value-type="float" office:value="5" calcext:value-type="float">
            <text:p>5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macd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acd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acd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acd1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macdhist1</text:p>
          </table:table-cell>
          <table:table-cell table:formula="of:=COUNTIF([.$A84:.$A$136];&quot;=&quot; &amp; [.A84])"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acdhist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cdsignal1</text:p>
          </table:table-cell>
          <table:table-cell table:formula="of:=COUNTIF([.$A86:.$A$136];&quot;=&quot; &amp; [.A86])"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acdsignal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ias20</text:p>
          </table:table-cell>
          <table:table-cell table:formula="of:=COUNTIF([.$A88:.$A$136];&quot;=&quot; &amp; [.A88])" office:value-type="float" office:value="8" calcext:value-type="float">
            <text:p>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2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nbias3</text:p>
          </table:table-cell>
          <table:table-cell table:formula="of:=COUNTIF([.$A96:.$A185];&quot;=&quot; &amp; [.A96]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nbias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3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nbias3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nbias6</text:p>
          </table:table-cell>
          <table:table-cell table:formula="of:=COUNTIF([.$A102:.$A191];&quot;=&quot; &amp; [.A102])" office:value-type="float" office:value="7" calcext:value-type="float">
            <text:p>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nbias6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ppo</text:p>
          </table:table-cell>
          <table:table-cell table:formula="of:=COUNTIF([.$A109:.$A198];&quot;=&quot; &amp; [.A109])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visibility="filter">
          <table:table-cell table:style-name="ce6"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table:style-name="ce6"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p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ppo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ppo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ocr</text:p>
          </table:table-cell>
          <table:table-cell table:formula="of:=COUNTIF([.$A119:.$A208];&quot;=&quot; &amp; [.A119])" office:value-type="float" office:value="15" calcext:value-type="float">
            <text:p>1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ocr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si</text:p>
          </table:table-cell>
          <table:table-cell table:formula="of:=COUNTIF([.$A134:.$A223];&quot;=&quot; &amp; [.A134])"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rsi</text:p>
          </table:table-cell>
          <table:table-cell table:style-name="Default"/>
          <table:table-cell table:number-columns-repeated="7"/>
        </table:table-row>
        <table:table-row table:style-name="ro1" table:visibility="filter">
          <table:table-cell office:value-type="string" calcext:value-type="string">
            <text:p>rsi</text:p>
          </table:table-cell>
          <table:table-cell table:style-name="Default"/>
          <table:table-cell table:number-columns-repeated="7"/>
        </table:table-row>
      </table:table>
      <table:table table:name="4-features" table:style-name="ta1">
        <table:table-column table:style-name="co1" table:default-cell-style-name="ce2"/>
        <table:table-column table:style-name="co1" table:default-cell-style-name="ce5"/>
        <table:table-column table:style-name="co7" table:default-cell-style-name="ce5"/>
        <table:table-column table:style-name="co1" table:number-columns-repeated="3" table:default-cell-style-name="ce5"/>
        <table:table-row table:style-name="ro1">
          <table:table-cell table:style-name="Default" office:value-type="string" calcext:value-type="string">
            <text:p>5/2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rocr</text:p>
          </table:table-cell>
          <table:table-cell office:value-type="float" office:value="0.644444" calcext:value-type="float">
            <text:p>0.644444</text:p>
          </table:table-cell>
          <table:table-cell office:value-type="float" office:value="0.624587" calcext:value-type="float">
            <text:p>0.624587</text:p>
          </table:table-cell>
          <table:table-cell office:value-type="float" office:value="14.786001" calcext:value-type="float">
            <text:p>14.786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3_6,ema20,ema30,macdsignal1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28508" calcext:value-type="float">
            <text:p>0.28508</text:p>
          </table:table-cell>
          <table:table-cell office:value-type="float" office:value="14.664524" calcext:value-type="float">
            <text:p>14.6645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signal1,rocr</text:p>
          </table:table-cell>
          <table:table-cell office:value-type="float" office:value="0.655556" calcext:value-type="float">
            <text:p>0.655556</text:p>
          </table:table-cell>
          <table:table-cell office:value-type="float" office:value="0.212447" calcext:value-type="float">
            <text:p>0.212447</text:p>
          </table:table-cell>
          <table:table-cell office:value-type="float" office:value="14.585456" calcext:value-type="float">
            <text:p>14.5854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20,macdsignal1,ppo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08793" calcext:value-type="float">
            <text:p>0.308793</text:p>
          </table:table-cell>
          <table:table-cell office:value-type="float" office:value="14.583727" calcext:value-type="float">
            <text:p>14.5837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nbias3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730814" calcext:value-type="float">
            <text:p>0.730814</text:p>
          </table:table-cell>
          <table:table-cell office:value-type="float" office:value="14.482043" calcext:value-type="float">
            <text:p>14.4820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signal1,rsi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67064" calcext:value-type="float">
            <text:p>0.867064</text:p>
          </table:table-cell>
          <table:table-cell office:value-type="float" office:value="14.47645" calcext:value-type="float">
            <text:p>14.476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_ma,ema30,macdhist1,macdsignal1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354558" calcext:value-type="float">
            <text:p>0.354558</text:p>
          </table:table-cell>
          <table:table-cell office:value-type="float" office:value="14.46719" calcext:value-type="float">
            <text:p>14.46719</text:p>
          </table:table-cell>
        </table:table-row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ce4" office:value-type="date" office:date-value="2018-01-06" calcext:value-type="date">
            <text:p>06/01/18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eature_typ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final_score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macd1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55356" calcext:value-type="float">
            <text:p>0.55356</text:p>
          </table:table-cell>
          <table:table-cell office:value-type="float" office:value="15.921657" calcext:value-type="float">
            <text:p>15.9216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macd1,nbias6</text:p>
          </table:table-cell>
          <table:table-cell office:value-type="float" office:value="0.744444" calcext:value-type="float">
            <text:p>0.744444</text:p>
          </table:table-cell>
          <table:table-cell office:value-type="float" office:value="0.422577" calcext:value-type="float">
            <text:p>0.422577</text:p>
          </table:table-cell>
          <table:table-cell office:value-type="float" office:value="15.195583" calcext:value-type="float">
            <text:p>15.1955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hist1,ppo</text:p>
          </table:table-cell>
          <table:table-cell office:value-type="float" office:value="0.7" calcext:value-type="float">
            <text:p>0.7</text:p>
          </table:table-cell>
          <table:table-cell office:value-type="float" office:value="0.543505" calcext:value-type="float">
            <text:p>0.543505</text:p>
          </table:table-cell>
          <table:table-cell office:value-type="float" office:value="15.163346" calcext:value-type="float">
            <text:p>15.163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ema3_slope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498559" calcext:value-type="float">
            <text:p>0.498559</text:p>
          </table:table-cell>
          <table:table-cell office:value-type="float" office:value="15.085859" calcext:value-type="float">
            <text:p>15.0858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nbias6,ppo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465066" calcext:value-type="float">
            <text:p>0.465066</text:p>
          </table:table-cell>
          <table:table-cell office:value-type="float" office:value="15.02524" calcext:value-type="float">
            <text:p>15.0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3_6,ema20,ema30,nbias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14.972482" calcext:value-type="float">
            <text:p>14.9724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s_ma,ema30,macd1,ppo</text:p>
          </table:table-cell>
          <table:table-cell office:value-type="float" office:value="0.677778" calcext:value-type="float">
            <text:p>0.677778</text:p>
          </table:table-cell>
          <table:table-cell office:value-type="float" office:value="0.479659" calcext:value-type="float">
            <text:p>0.479659</text:p>
          </table:table-cell>
          <table:table-cell office:value-type="float" office:value="14.838436" calcext:value-type="float">
            <text:p>14.838436</text:p>
          </table:table-cell>
        </table:table-row>
      </table:table>
      <table:named-expressions/>
      <table:database-ranges>
        <table:database-range table:name="__Anonymous_Sheet_DB__2" table:target-range-address="'3-features-hist'.A1:'3-features-hist'.B136" table:display-filter-buttons="true">
          <table:filter>
            <table:filter-and>
              <table:filter-condition table:field-number="1" table:value="15" table:operator="=">
                <table:filter-set-item table:value="15"/>
                <table:filter-set-item table:value="5"/>
                <table:filter-set-item table:value="3"/>
                <table:filter-set-item table:value="2"/>
                <table:filter-set-item table:value="1"/>
                <table:filter-set-item table:value="7"/>
                <table:filter-set-item table:value="8"/>
                <table:filter-set-item table:value="14"/>
                <table:filter-set-item table:value="9"/>
                <table:filter-set-item table:value="6"/>
                <table:filter-set-item table:value="10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22:22:04.414472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8:13:38.641783911</meta:creation-date>
    <dc:date>2018-06-13T05:18:16.472672864</dc:date>
    <meta:editing-duration>PT17H40M1S</meta:editing-duration>
    <meta:editing-cycles>7</meta:editing-cycles>
    <meta:generator>LibreOffice/5.1.6.2$Linux_X86_64 LibreOffice_project/10m0$Build-2</meta:generator>
    <meta:document-statistic meta:table-count="4" meta:cell-count="1315" meta:object-count="0"/>
  </office:meta>
</office:document-meta>
</file>